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Weapon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Weapon Balanc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>
          <table:table-cell office:value-type="string">
            <text:p>Concept</text:p>
          </table:table-cell>
          <table:table-cell office:value-type="string">
            <text:p>Accuracy</text:p>
          </table:table-cell>
          <table:table-cell office:value-type="string">
            <text:p/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Normal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U Cost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Power</text:p>
          </table:table-cell>
          <table:table-cell office:value-type="string">
            <text:p/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One</text:p>
          </table:table-cell>
          <table:table-cell office:value-type="string">
            <text:p>Normal</text:p>
          </table:table-cell>
          <table:table-cell office:value-type="string">
            <text:p>Normal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Normal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lip size</text:p>
          </table:table-cell>
          <table:table-cell office:value-type="string">
            <text:p/>
          </table:table-cell>
          <table:table-cell office:value-type="string">
            <text:p>Unlimited</text:p>
          </table:table-cell>
          <table:table-cell office:value-type="string">
            <text:p>Normal</text:p>
          </table:table-cell>
          <table:table-cell office:value-type="string">
            <text:p>Normal</text:p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/>
          </table:table-cell>
          <table:table-cell office:value-type="string">
            <text:p>Low</text:p>
          </table:table-cell>
          <table:table-cell office:value-type="string">
            <text:p>Low</text:p>
          </table:table-cell>
          <table:table-cell office:value-type="string">
            <text:p>Normal</text:p>
          </table:table-cell>
          <table:table-cell office:value-type="string">
            <text:p>Normal</text:p>
          </table:table-cell>
          <table:table-cell office:value-type="string">
            <text:p>Normal</text:p>
          </table:table-cell>
          <table:table-cell office:value-type="string">
            <text:p>High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WC</text:p>
          </table:table-cell>
          <table:table-cell office:value-type="string">
            <text:p>Accuracy</text:p>
          </table:table-cell>
          <table:table-cell office:value-type="string">
            <text:p/>
          </table:table-cell>
          <table:table-cell office:value="100" office:value-type="float"/>
          <table:table-cell office:value="90" office:value-type="float"/>
          <table:table-cell office:value="70" office:value-type="float"/>
          <table:table-cell office:value="50" office:value-type="float"/>
          <table:table-cell office:value="120" office:value-type="float"/>
          <table:table-cell office:value="5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U Cost</text:p>
          </table:table-cell>
          <table:table-cell office:value-type="string">
            <text:p/>
          </table:table-cell>
          <table:table-cell office:value="35" office:value-type="float"/>
          <table:table-cell office:value="35" office:value-type="float"/>
          <table:table-cell office:value="40" office:value-type="float"/>
          <table:table-cell office:value="55" office:value-type="float"/>
          <table:table-cell office:value="85" office:value-type="float"/>
          <table:table-cell office:value="75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1 Power</text:p>
          </table:table-cell>
          <table:table-cell office:value="40" office:value-type="float"/>
          <table:table-cell office:value="40" office:value-type="float"/>
          <table:table-cell office:value="30" office:value-type="float"/>
          <table:table-cell office:value="13.3333333333333" office:value-type="float"/>
          <table:table-cell office:value="10" office:value-type="float"/>
          <table:table-cell office:value="50" office:value-type="float"/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2 Power</text:p>
          </table:table-cell>
          <table:table-cell office:value="60" office:value-type="float"/>
          <table:table-cell office:value="50" office:value-type="float"/>
          <table:table-cell office:value="40" office:value-type="float"/>
          <table:table-cell office:value="20" office:value-type="float"/>
          <table:table-cell office:value="14" office:value-type="float"/>
          <table:table-cell office:value="70" office:value-type="float"/>
          <table:table-cell office:value="14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3 Power</text:p>
          </table:table-cell>
          <table:table-cell office:value="80" office:value-type="float"/>
          <table:table-cell office:value="60" office:value-type="float"/>
          <table:table-cell office:value="50" office:value-type="float"/>
          <table:table-cell office:value="26.6666666666667" office:value-type="float"/>
          <table:table-cell office:value="18" office:value-type="float"/>
          <table:table-cell office:value="90" office:value-type="float"/>
          <table:table-cell office:value="18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ullets/Hits</text:p>
          </table:table-cell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3" office:value-type="float"/>
          <table:table-cell office:value="5" office:value-type="float"/>
          <table:table-cell office:value="1" office:value-type="float"/>
          <table:table-cell office:value="5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="1" office:value-type="float"/>
          <table:table-cell office:value="8" office:value-type="float"/>
          <table:table-cell office:value="10" office:value-type="float"/>
          <table:table-cell office:value="4" office:value-type="float"/>
          <table:table-cell office:value="18" office:value-type="float"/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lip size</text:p>
          </table:table-cell>
          <table:table-cell office:value-type="string">
            <text:p/>
          </table:table-cell>
          <table:table-cell office:value="-1" office:value-type="float"/>
          <table:table-cell office:value="12" office:value-type="float"/>
          <table:table-cell office:value="20" office:value-type="float"/>
          <table:table-cell office:value="6" office:value-type="float"/>
          <table:table-cell office:value="5" office:value-type="float"/>
          <table:table-cell office:value="5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/>
          </table:table-cell>
          <table:table-cell office:value="4" office:value-type="float"/>
          <table:table-cell office:value="5" office:value-type="float"/>
          <table:table-cell office:value="8" office:value-type="float"/>
          <table:table-cell office:value="12" office:value-type="float"/>
          <table:table-cell office:value="10" office:value-type="float"/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mmo Wgt.</text:p>
          </table:table-cell>
          <table:table-cell office:value-type="string">
            <text:p/>
          </table:table-cell>
          <table:table-cell office:value="0" office:value-type="float"/>
          <table:table-cell office:value="3" office:value-type="float"/>
          <table:table-cell office:value="3" office:value-type="float"/>
          <table:table-cell office:value="4" office:value-type="float"/>
          <table:table-cell office:value="4" office:value-type="float"/>
          <table:table-cell office:value="6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U2012</text:p>
          </table:table-cell>
          <table:table-cell office:value-type="string">
            <text:p>T1 Pow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-2</text:p>
          </table:table-cell>
          <table:table-cell office:value="3" office:value-type="float"/>
          <table:table-cell office:value="4" office:value-type="float"/>
          <table:table-cell office:value="4" office:value-type="float"/>
          <table:table-cell office:value="4" office:value-type="float"/>
          <table:table-cell office:value="3" office:value-type="float"/>
        </table:table-row>
        <table:table-row>
          <table:table-cell office:value-type="string">
            <text:p/>
          </table:table-cell>
          <table:table-cell office:value-type="string">
            <text:p>T2 Pow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" office:value-type="float"/>
          <table:table-cell office:value="5" office:value-type="float"/>
          <table:table-cell office:value="6" office:value-type="float"/>
          <table:table-cell office:value="6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/>
          </table:table-cell>
          <table:table-cell office:value-type="string">
            <text:p>T3 Pow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" office:value-type="float"/>
          <table:table-cell office:value="7" office:value-type="float"/>
          <table:table-cell office:value="9" office:value-type="float"/>
          <table:table-cell office:value="9" office:value-type="float"/>
          <table:table-cell office:value="9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rit Ch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-10%</text:p>
          </table:table-cell>
          <table:table-cell office:value="0.1" office:value-type="float"/>
          <table:table-cell office:value="0.2" office:value-type="float"/>
          <table:table-cell office:value-type="string">
            <text:p>25-35%</text:p>
          </table:table-cell>
          <table:table-cell office:value="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COM2</text:p>
          </table:table-cell>
          <table:table-cell office:value-type="string">
            <text:p>T1 Power</text:p>
          </table:table-cell>
          <table:table-cell office:value-type="string">
            <text:p/>
          </table:table-cell>
          <table:table-cell office:value="4" office:value-type="float"/>
          <table:table-cell office:value="3" office:value-type="float"/>
          <table:table-cell office:value="4" office:value-type="float"/>
          <table:table-cell office:value="5" office:value-type="float"/>
          <table:table-cell office:value="5" office:value-type="float"/>
          <table:table-cell office:value="5" office:value-type="float"/>
          <table:table-cell office:value="3" office:value-type="float"/>
        </table:table-row>
        <table:table-row>
          <table:table-cell office:value-type="string">
            <text:p/>
          </table:table-cell>
          <table:table-cell office:value-type="string">
            <text:p>T2 Power</text:p>
          </table:table-cell>
          <table:table-cell office:value-type="string">
            <text:p/>
          </table:table-cell>
          <table:table-cell office:value="5" office:value-type="float"/>
          <table:table-cell office:value="4" office:value-type="float"/>
          <table:table-cell office:value="6" office:value-type="float"/>
          <table:table-cell office:value="7" office:value-type="float"/>
          <table:table-cell office:value="7" office:value-type="float"/>
          <table:table-cell office:value="7" office:value-type="float"/>
          <table:table-cell office:value="5" office:value-type="float"/>
        </table:table-row>
        <table:table-row>
          <table:table-cell office:value-type="string">
            <text:p/>
          </table:table-cell>
          <table:table-cell office:value-type="string">
            <text:p>T3 Power</text:p>
          </table:table-cell>
          <table:table-cell office:value-type="string">
            <text:p/>
          </table:table-cell>
          <table:table-cell office:value="6" office:value-type="float"/>
          <table:table-cell office:value="5" office:value-type="float"/>
          <table:table-cell office:value="8" office:value-type="float"/>
          <table:table-cell office:value="9" office:value-type="float"/>
          <table:table-cell office:value="9" office:value-type="float"/>
          <table:table-cell office:value="9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rit Ch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-20%</text:p>
          </table:table-cell>
          <table:table-cell office:value-type="string">
            <text:p>10-15%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hred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-type="string">
            <text:p>1-3</text:p>
          </table:table-cell>
          <table:table-cell office:value-type="string">
            <text:p>1-2</text:p>
          </table:table-cell>
        </table:table-row>
      </table:table>
      <table:table table:name="Weapons (2)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Weapon Overvie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</table:table-row>
        <table:table-row>
          <table:table-cell office:value-type="string">
            <text:p>tuSnap</text:p>
          </table:table-cell>
          <table:table-cell office:value="40" office:value-type="float"/>
          <table:table-cell office:value="51" office:value-type="float"/>
          <table:table-cell office:value="55" office:value-type="float"/>
          <table:table-cell office:value="80" office:value-type="float"/>
          <table:table-cell office:value="75" office:value-type="float"/>
        </table:table-row>
        <table:table-row>
          <table:table-cell office:value-type="string">
            <text:p>tuAimed</text:p>
          </table:table-cell>
          <table:table-cell office:value="51" office:value-type="float"/>
          <table:table-cell office:value="60" office:value-type="float"/>
          <table:table-cell office:value="0" office:value-type="float"/>
          <table:table-cell office:value="90" office:value-type="float"/>
          <table:table-cell office:value="0" office:value-type="float"/>
        </table:table-row>
        <table:table-row>
          <table:table-cell office:value-type="string">
            <text:p>tuAuto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cSnap</text:p>
          </table:table-cell>
          <table:table-cell office:value="90" office:value-type="float"/>
          <table:table-cell office:value="70" office:value-type="float"/>
          <table:table-cell office:value="90" office:value-type="float"/>
          <table:table-cell office:value="100" office:value-type="float"/>
          <table:table-cell office:value="75" office:value-type="float"/>
        </table:table-row>
        <table:table-row>
          <table:table-cell office:value-type="string">
            <text:p>accAimed</text:p>
          </table:table-cell>
          <table:table-cell office:value="100" office:value-type="float"/>
          <table:table-cell office:value="90" office:value-type="float"/>
          <table:table-cell office:value="110" office:value-type="float"/>
          <table:table-cell office:value="110" office:value-type="float"/>
          <table:table-cell office:value="0" office:value-type="float"/>
        </table:table-row>
        <table:table-row>
          <table:table-cell office:value-type="string">
            <text:p>accAuto</text:p>
          </table:table-cell>
          <table:table-cell office:value="0" office:value-type="float"/>
          <table:table-cell office:value="0" office:value-type="float"/>
          <table:table-cell office:value="80" office:value-type="float"/>
          <table:table-cell office:value="90" office:value-type="float"/>
          <table:table-cell office:value="75" office:value-type="float"/>
        </table:table-row>
        <table:table-row>
          <table:table-cell office:value-type="string">
            <text:p>min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6" office:value-type="float"/>
          <table:table-cell office:value-type="string">
            <text:p/>
          </table:table-cell>
        </table:table-row>
        <table:table-row>
          <table:table-cell office:value-type="string">
            <text:p>snapRange</text:p>
          </table:table-cell>
          <table:table-cell office:value="10" office:value-type="float"/>
          <table:table-cell office:value="12" office:value-type="float"/>
          <table:table-cell office:value="4" office:value-type="float"/>
          <table:table-cell office:value="20" office:value-type="float"/>
          <table:table-cell office:value="14" office:value-type="float"/>
        </table:table-row>
        <table:table-row>
          <table:table-cell office:value-type="string">
            <text:p>aimRange</text:p>
          </table:table-cell>
          <table:table-cell office:value="14" office:value-type="float"/>
          <table:table-cell office:value="16" office:value-type="float"/>
          <table:table-cell office:value="4" office:value-type="float"/>
          <table:table-cell office:value="22" office:value-type="float"/>
          <table:table-cell office:value="14" office:value-type="float"/>
        </table:table-row>
        <table:table-row>
          <table:table-cell office:value-type="string">
            <text:p>autoRange</text:p>
          </table:table-cell>
          <table:table-cell office:value="8" office:value-type="float"/>
          <table:table-cell office:value="10" office:value-type="float"/>
          <table:table-cell office:value="4" office:value-type="float"/>
          <table:table-cell office:value="18" office:value-type="float"/>
          <table:table-cell office:value="14" office:value-type="float"/>
        </table:table-row>
        <table:table-row>
          <table:table-cell office:value-type="string">
            <text:p>dropOff</text:p>
          </table:table-cell>
          <table:table-cell office:value="4" office:value-type="float"/>
          <table:table-cell office:value="4" office:value-type="float"/>
          <table:table-cell office:value="4" office:value-type="float"/>
          <table:table-cell office:value="10" office:value-type="float"/>
          <table:table-cell office:value="4" office:value-type="float"/>
        </table:table-row>
        <table:table-row>
          <table:table-cell office:value-type="string">
            <text:p>power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werRed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</table:table-row>
        <table:table-row>
          <table:table-cell office:value-type="string">
            <text:p>tuSnap</text:p>
          </table:table-cell>
          <table:table-cell office:value="40" office:value-type="float"/>
          <table:table-cell office:value="51" office:value-type="float"/>
          <table:table-cell office:value="40" office:value-type="float"/>
          <table:table-cell office:value="51" office:value-type="float"/>
          <table:table-cell office:value="51" office:value-type="float"/>
        </table:table-row>
        <table:table-row>
          <table:table-cell office:value-type="string">
            <text:p>tuAimed</text:p>
          </table:table-cell>
          <table:table-cell office:value="51" office:value-type="float"/>
          <table:table-cell office:value="60" office:value-type="float"/>
          <table:table-cell office:value="51" office:value-type="float"/>
          <table:table-cell office:value="60" office:value-type="float"/>
          <table:table-cell office:value="0" office:value-type="float"/>
        </table:table-row>
        <table:table-row>
          <table:table-cell office:value-type="string">
            <text:p>tuAuto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cSnap</text:p>
          </table:table-cell>
          <table:table-cell office:value="40" office:value-type="float"/>
          <table:table-cell office:value="65" office:value-type="float"/>
          <table:table-cell office:value="65" office:value-type="float"/>
          <table:table-cell office:value="86" office:value-type="float"/>
          <table:table-cell office:value="75" office:value-type="float"/>
        </table:table-row>
        <table:table-row>
          <table:table-cell office:value-type="string">
            <text:p>accAimed</text:p>
          </table:table-cell>
          <table:table-cell office:value="68" office:value-type="float"/>
          <table:table-cell office:value="100" office:value-type="float"/>
          <table:table-cell office:value="85" office:value-type="float"/>
          <table:table-cell office:value="100" office:value-type="float"/>
          <table:table-cell office:value="110" office:value-type="float"/>
        </table:table-row>
        <table:table-row>
          <table:table-cell office:value-type="string">
            <text:p>accAuto</text:p>
          </table:table-cell>
          <table:table-cell office:value="28" office:value-type="float"/>
          <table:table-cell office:value="46" office:value-type="float"/>
          <table:table-cell office:value="50" office:value-type="float"/>
          <table:table-cell office:value="55" office:value-type="float"/>
          <table:table-cell office:value="50" office:value-type="float"/>
        </table:table-row>
        <table:table-row>
          <table:table-cell office:value-type="string">
            <text:p>min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napRange</text:p>
          </table:table-cell>
          <table:table-cell office:value="10" office:value-type="float"/>
          <table:table-cell office:value="12" office:value-type="float"/>
          <table:table-cell office:value="10" office:value-type="float"/>
          <table:table-cell office:value="12" office:value-type="float"/>
          <table:table-cell office:value="14" office:value-type="float"/>
        </table:table-row>
        <table:table-row>
          <table:table-cell office:value-type="string">
            <text:p>aimRange</text:p>
          </table:table-cell>
          <table:table-cell office:value="14" office:value-type="float"/>
          <table:table-cell office:value="16" office:value-type="float"/>
          <table:table-cell office:value="14" office:value-type="float"/>
          <table:table-cell office:value="16" office:value-type="float"/>
          <table:table-cell office:value="14" office:value-type="float"/>
        </table:table-row>
        <table:table-row>
          <table:table-cell office:value-type="string">
            <text:p>autoRange</text:p>
          </table:table-cell>
          <table:table-cell office:value="8" office:value-type="float"/>
          <table:table-cell office:value="10" office:value-type="float"/>
          <table:table-cell office:value="8" office:value-type="float"/>
          <table:table-cell office:value="10" office:value-type="float"/>
          <table:table-cell office:value="14" office:value-type="float"/>
        </table:table-row>
        <table:table-row>
          <table:table-cell office:value-type="string">
            <text:p>dropOff</text:p>
          </table:table-cell>
          <table:table-cell office:value="4" office:value-type="float"/>
          <table:table-cell office:value="4" office:value-type="float"/>
          <table:table-cell office:value="4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powerRan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werRed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mage Progress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>
            <text:p>#Hits for Killing an alien</text:p>
          </table:table-cell>
        </table:table-row>
        <table:table-row>
          <table:table-cell office:value-type="string">
            <text:p>T1</text:p>
          </table:table-cell>
          <table:table-cell office:value="55" office:value-type="float"/>
          <table:table-cell office:value="0" office:value-type="float"/>
          <table:table-cell office:value="50" office:value-type="float"/>
          <table:table-cell office:value="50" office:value-type="float"/>
          <table:table-cell office:value="0.6" office:value-type="float"/>
        </table:table-row>
        <table:table-row>
          <table:table-cell office:value-type="string">
            <text:p>T2</text:p>
          </table:table-cell>
          <table:table-cell office:value="112.5" office:value-type="float"/>
          <table:table-cell office:value="5" office:value-type="float"/>
          <table:table-cell office:value="70" office:value-type="float"/>
          <table:table-cell office:value="50" office:value-type="float"/>
          <table:table-cell office:value="3.1" office:value-type="float"/>
        </table:table-row>
        <table:table-row>
          <table:table-cell office:value-type="string">
            <text:p>T3</text:p>
          </table:table-cell>
          <table:table-cell office:value="190" office:value-type="float"/>
          <table:table-cell office:value="10" office:value-type="float"/>
          <table:table-cell office:value="90" office:value-type="float"/>
          <table:table-cell office:value="50" office:value-type="float"/>
          <table:table-cell office:value="5.6" office:value-type="float"/>
        </table:table-row>
        <table:table-row>
          <table:table-cell office:value-type="string">
            <text:p/>
          </table:table-cell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>
            <text:p>#Hits for killing a soldier</text:p>
          </table:table-cell>
        </table:table-row>
        <table:table-row>
          <table:table-cell office:value-type="string">
            <text:p>T1</text:p>
          </table:table-cell>
          <table:table-cell office:value="30" office:value-type="float"/>
          <table:table-cell office:value="0" office:value-type="float"/>
          <table:table-cell office:value="30" office:value-type="float"/>
          <table:table-cell office:value="30" office:value-type="float"/>
          <table:table-cell office:value="1.83333333333333" office:value-type="float"/>
        </table:table-row>
        <table:table-row>
          <table:table-cell office:value-type="string">
            <text:p>T2</text:p>
          </table:table-cell>
          <table:table-cell office:value="155" office:value-type="float"/>
          <table:table-cell office:value="20" office:value-type="float"/>
          <table:table-cell office:value="65" office:value-type="float"/>
          <table:table-cell office:value="60" office:value-type="float"/>
          <table:table-cell office:value="1.875" office:value-type="float"/>
        </table:table-row>
        <table:table-row>
          <table:table-cell office:value-type="string">
            <text:p>T3</text:p>
          </table:table-cell>
          <table:table-cell office:value="280" office:value-type="float"/>
          <table:table-cell office:value="40" office:value-type="float"/>
          <table:table-cell office:value="100" office:value-type="float"/>
          <table:table-cell office:value="90" office:value-type="float"/>
          <table:table-cell office:value="2.11111111111111" office:value-type="float"/>
        </table:table-row>
      </table:table>
      <table:table table:name="Armors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Armors</text:p>
          </table:table-cell>
          <table:table-cell office:value-type="string">
            <text:p>Appli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>
          <table:table-cell office:value-type="string">
            <text:p>Original</text:p>
          </table:table-cell>
          <table:table-cell office:value-type="string">
            <text:p>H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="12" office:value-type="float"/>
          <table:table-cell office:value="50" office:value-type="float"/>
          <table:table-cell office:value="100" office:value-type="float"/>
          <table:table-cell office:value="110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="1" office:value-type="float"/>
          <table:table-cell office:value="4" office:value-type="float"/>
          <table:table-cell office:value="10" office:value-type="float"/>
          <table:table-cell office:value="8" office:value-type="float"/>
          <table:table-cell office:value="6" office:value-type="float"/>
          <table:table-cell office:value-type="string">
            <text:p/>
          </table:table-cell>
        </table:table-row>
        <table:table-row>
          <table:table-cell office:value-type="string">
            <text:p>NO ARMOR</text:p>
          </table:table-cell>
          <table:table-cell office:value-type="string">
            <text:p>Defen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string">
            <text:p/>
          </table:table-cell>
          <table:table-cell office:value="4" office:value-type="float"/>
          <table:table-cell office:value="6" office:value-type="float"/>
          <table:table-cell office:value="7" office:value-type="float"/>
          <table:table-cell office:value-type="string">
            <text:p/>
          </table:table-cell>
          <table:table-cell office:value="6" office:value-type="float"/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2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WC</text:p>
          </table:table-cell>
          <table:table-cell office:value-type="string">
            <text:p>HP</text:p>
          </table:table-cell>
          <table:table-cell office:value="10" office:value-type="float"/>
          <table:table-cell office:value="45" office:value-type="float"/>
          <table:table-cell office:value="100" office:value-type="float"/>
          <table:table-cell office:value="55" office:value-type="float"/>
          <table:table-cell office:value="50" office:value-type="float"/>
          <table:table-cell office:value="60" office:value-type="float"/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="0" office:value-type="float"/>
          <table:table-cell office:value="5" office:value-type="float"/>
          <table:table-cell office:value="10" office:value-type="float"/>
          <table:table-cell office:value="5" office:value-type="float"/>
          <table:table-cell office:value="5" office:value-type="float"/>
          <table:table-cell office:value="20" office:value-type="float"/>
        </table:table-row>
      </table:table>
      <table:table table:name="Alien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Aliens (HP, Armor and Damage Outpu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ilaco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lat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Sectoid</text:p>
          </table:table-cell>
          <table:table-cell office:value-type="string">
            <text:p>Thin Man</text:p>
          </table:table-cell>
          <table:table-cell office:value-type="string">
            <text:p>Reaper</text:p>
          </table:table-cell>
          <table:table-cell office:value-type="string">
            <text:p>Andromedon</text:p>
          </table:table-cell>
          <table:table-cell office:value-type="string">
            <text:p>And. Shell</text:p>
          </table:table-cell>
          <table:table-cell office:value-type="string">
            <text:p>Floater</text:p>
          </table:table-cell>
          <table:table-cell office:value-type="string">
            <text:p>Snakeman</text:p>
          </table:table-cell>
          <table:table-cell office:value-type="string">
            <text:p>Cyberdisc</text:p>
          </table:table-cell>
          <table:table-cell office:value-type="string">
            <text:p>Muton</text:p>
          </table:table-cell>
          <table:table-cell office:value-type="string">
            <text:p>Ethereal</text:p>
          </table:table-cell>
          <table:table-cell office:value-type="string">
            <text:p>Chryssalid</text:p>
          </table:table-cell>
          <table:table-cell office:value-type="string">
            <text:p>Zombie</text:p>
          </table:table-cell>
          <table:table-cell office:value-type="string">
            <text:p>Muton Elite</text:p>
          </table:table-cell>
          <table:table-cell office:value-type="string">
            <text:p>Sectopod</text:p>
          </table:table-cell>
          <table:table-cell office:value-type="string">
            <text:p>Berserker</text:p>
          </table:table-cell>
          <table:table-cell office:value-type="string">
            <text:p>Turret</text:p>
          </table:table-cell>
        </table:table-row>
        <table:table-row>
          <table:table-cell office:value-type="string">
            <text:p>Original</text:p>
          </table:table-cell>
          <table:table-cell office:value-type="string">
            <text:p>HP</text:p>
          </table:table-cell>
          <table:table-cell office:value="30" office:value-type="float"/>
          <table:table-cell office:value="89" office:value-type="float"/>
          <table:table-cell office:value="148" office:value-type="float"/>
          <table:table-cell office:value="30" office:value-type="float"/>
          <table:table-cell office:value="35" office:value-type="float"/>
          <table:table-cell office:value="148" office:value-type="float"/>
          <table:table-cell office:value="114" office:value-type="float"/>
          <table:table-cell office:value="114" office:value-type="float"/>
          <table:table-cell office:value="45" office:value-type="float"/>
          <table:table-cell office:value="68" office:value-type="float"/>
          <table:table-cell office:value="120" office:value-type="float"/>
          <table:table-cell office:value="125" office:value-type="float"/>
          <table:table-cell office:value="55" office:value-type="float"/>
          <table:table-cell office:value="96" office:value-type="float"/>
          <table:table-cell office:value="84" office:value-type="float"/>
          <table:table-cell office:value-type="string">
            <text:p/>
          </table:table-cell>
          <table:table-cell office:value="96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" office:value-type="float"/>
          <table:table-cell office:value="8" office:value-type="float"/>
          <table:table-cell office:value="28" office:value-type="float"/>
          <table:table-cell office:value="50" office:value-type="float"/>
          <table:table-cell office:value="50" office:value-type="float"/>
          <table:table-cell office:value="20" office:value-type="float"/>
          <table:table-cell office:value="20" office:value-type="float"/>
          <table:table-cell office:value="34" office:value-type="float"/>
          <table:table-cell office:value="20" office:value-type="float"/>
          <table:table-cell office:value="35" office:value-type="float"/>
          <table:table-cell office:value="34" office:value-type="float"/>
          <table:table-cell office:value="4" office:value-type="float"/>
          <table:table-cell office:value-type="string">
            <text:p/>
          </table:table-cell>
          <table:table-cell office:value="145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uilt-In Dam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0" office:value-type="float"/>
          <table:table-cell office:value="13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10" office:value-type="float"/>
          <table:table-cell office:value="84" office:value-type="float"/>
          <table:table-cell office:value-type="string">
            <text:p/>
          </table:table-cell>
          <table:table-cell office:value="100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="3" office:value-type="float"/>
          <table:table-cell office:value="16.5" office:value-type="float"/>
          <table:table-cell office:value="30" office:value-type="float"/>
          <table:table-cell office:value="3" office:value-type="float"/>
          <table:table-cell office:value="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0" office:value-type="float"/>
          <table:table-cell office:value-type="string">
            <text:p/>
          </table:table-cell>
          <table:table-cell office:value="16" office:value-type="float"/>
          <table:table-cell office:value="8" office:value-type="float"/>
          <table:table-cell office:value="20" office:value-type="float"/>
          <table:table-cell office:value="8" office:value-type="float"/>
          <table:table-cell office:value="10" office:value-type="float"/>
          <table:table-cell office:value-type="string">
            <text:p/>
          </table:table-cell>
          <table:table-cell office:value="30" office:value-type="float"/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>NO ARMOR</text:p>
          </table:table-cell>
          <table:table-cell office:value-type="string">
            <text:p>Defen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30" office:value-type="float"/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uilt-In Dam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" office:value-type="float"/>
          <table:table-cell office:value="7" office:value-type="float"/>
          <table:table-cell office:value-type="string">
            <text:p/>
          </table:table-cell>
          <table:table-cell office:value="6" office:value-type="float"/>
          <table:table-cell office:value="8" office:value-type="float"/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="4" office:value-type="float"/>
          <table:table-cell office:value="16" office:value-type="float"/>
          <table:table-cell office:value="28" office:value-type="float"/>
          <table:table-cell office:value="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5" office:value-type="float"/>
          <table:table-cell office:value="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="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8" office:value-type="float"/>
          <table:table-cell office:value="18" office:value-type="float"/>
          <table:table-cell office:value="4" office:value-type="float"/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="0" office:value-type="float"/>
          <table:table-cell office:value="3" office:value-type="float"/>
          <table:table-cell office:value="6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6" office:value-type="float"/>
          <table:table-cell office:value="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" office:value-type="float"/>
          <table:table-cell office:value-type="string">
            <text:p/>
          </table:table-cell>
          <table:table-cell office:value="2" office:value-type="float"/>
        </table:table-row>
        <table:table-row>
          <table:table-cell office:value-type="string">
            <text:p/>
          </table:table-cell>
          <table:table-cell office:value-type="string">
            <text:p>Built-In Dam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="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-12</text:p>
          </table:table-cell>
          <table:table-cell office:value="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-11</text:p>
          </table:table-cell>
          <table:table-cell office:value-type="string">
            <text:p>5-8</text:p>
          </table:table-cell>
          <table:table-cell office:value-type="string">
            <text:p>3-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WC</text:p>
          </table:table-cell>
          <table:table-cell office:value-type="string">
            <text:p>HP</text:p>
          </table:table-cell>
          <table:table-cell office:value="30" office:value-type="float"/>
          <table:table-cell office:value="155" office:value-type="float"/>
          <table:table-cell office:value="280" office:value-type="float"/>
          <table:table-cell office:value="30" office:value-type="float"/>
          <table:table-cell office:value="40" office:value-type="float"/>
          <table:table-cell office:value="200" office:value-type="float"/>
          <table:table-cell office:value="150" office:value-type="float"/>
          <table:table-cell office:value="150" office:value-type="float"/>
          <table:table-cell office:value="80" office:value-type="float"/>
          <table:table-cell office:value-type="string">
            <text:p/>
          </table:table-cell>
          <table:table-cell office:value="160" office:value-type="float"/>
          <table:table-cell office:value="100" office:value-type="float"/>
          <table:table-cell office:value-type="string">
            <text:p/>
          </table:table-cell>
          <table:table-cell office:value="110" office:value-type="float"/>
          <table:table-cell office:value="90" office:value-type="float"/>
          <table:table-cell office:value="180" office:value-type="float"/>
          <table:table-cell office:value="280" office:value-type="float"/>
          <table:table-cell office:value="18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="0" office:value-type="float"/>
          <table:table-cell office:value="20" office:value-type="float"/>
          <table:table-cell office:value="40" office:value-type="float"/>
          <table:table-cell office:value="0" office:value-type="float"/>
          <table:table-cell office:value="4" office:value-type="float"/>
          <table:table-cell office:value="10" office:value-type="float"/>
          <table:table-cell office:value="40" office:value-type="float"/>
          <table:table-cell office:value="0" office:value-type="float"/>
          <table:table-cell office:value="8" office:value-type="float"/>
          <table:table-cell office:value-type="string">
            <text:p/>
          </table:table-cell>
          <table:table-cell office:value="30" office:value-type="float"/>
          <table:table-cell office:value="10" office:value-type="float"/>
          <table:table-cell office:value-type="string">
            <text:p/>
          </table:table-cell>
          <table:table-cell office:value="10" office:value-type="float"/>
          <table:table-cell office:value="4" office:value-type="float"/>
          <table:table-cell office:value="30" office:value-type="float"/>
          <table:table-cell office:value="40" office:value-type="float"/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Built-In Dam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0" office:value-type="float"/>
          <table:table-cell office:value="75" office:value-type="float"/>
          <table:table-cell office:value="6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7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70" office:value-type="float"/>
          <table:table-cell office:value="65" office:value-type="float"/>
          <table:table-cell office:value-type="string">
            <text:p/>
          </table:table-cell>
          <table:table-cell office:value="100" office:value-type="float"/>
          <table:table-cell office:value="95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1</text:p>
          </table:table-cell>
          <table:table-cell office:value-type="string">
            <text:p/>
          </table:table-cell>
          <table:table-cell office:value-type="string">
            <text:p>T2</text:p>
          </table:table-cell>
          <table:table-cell office:value-type="string">
            <text:p/>
          </table:table-cell>
          <table:table-cell office:value-type="string">
            <text:p>T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riginal</text:p>
          </table:table-cell>
          <table:table-cell office:value="52" office:value-type="float"/>
          <table:table-cell office:value="80" office:value-type="float"/>
          <table:table-cell office:value="130" office:value-type="float"/>
          <table:table-cell office:value="46" office:value-type="float"/>
          <table:table-cell office:value="60" office:value-type="float"/>
          <table:table-cell office:value="52" office:value-type="float"/>
          <table:table-cell office:value="80" office:value-type="float"/>
          <table:table-cell office:value="1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U2012</text:p>
          </table:table-cell>
          <table:table-cell office:value="3" office:value-type="float"/>
          <table:table-cell office:value="6" office:value-type="float"/>
          <table:table-cell office:value="10" office:value-type="float"/>
          <table:table-cell office:value="2" office:value-type="float"/>
          <table:table-cell office:value="5" office:value-type="float"/>
          <table:table-cell office:value="3" office:value-type="float"/>
          <table:table-cell office:value="7" office:value-type="float"/>
          <table:table-cell office:value="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XCOM2</text:p>
          </table:table-cell>
          <table:table-cell office:value="3" office:value-type="float"/>
          <table:table-cell office:value="6" office:value-type="float"/>
          <table:table-cell office:value="1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XWC</text:p>
          </table:table-cell>
          <table:table-cell office:value="30" office:value-type="float"/>
          <table:table-cell office:value="65" office:value-type="float"/>
          <table:table-cell office:value="100" office:value-type="float"/>
          <table:table-cell office:value="20" office:value-type="float"/>
          <table:table-cell office:value="30" office:value-type="float"/>
          <table:table-cell office:value="50" office:value-type="float"/>
          <table:table-cell office:value="65" office:value-type="float"/>
          <table:table-cell office:value="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Resistance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mage Typ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ilacoid</text:p>
          </table:table-cell>
          <table:table-cell office:value-type="string">
            <text:p/>
          </table:table-cell>
          <table:table-cell office:value-type="string">
            <text:p>Celati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toid</text:p>
          </table:table-cell>
          <table:table-cell office:value-type="string">
            <text:p>Thin Man</text:p>
          </table:table-cell>
          <table:table-cell office:value-type="string">
            <text:p>Floater</text:p>
          </table:table-cell>
          <table:table-cell office:value-type="string">
            <text:p>Reaper</text:p>
          </table:table-cell>
          <table:table-cell office:value-type="string">
            <text:p>Andromedon</text:p>
          </table:table-cell>
          <table:table-cell office:value-type="string">
            <text:p>And. Shell</text:p>
          </table:table-cell>
          <table:table-cell office:value-type="string">
            <text:p>Snakeman</text:p>
          </table:table-cell>
          <table:table-cell office:value-type="string">
            <text:p>Cyberdisc</text:p>
          </table:table-cell>
          <table:table-cell office:value-type="string">
            <text:p>Muton</text:p>
          </table:table-cell>
          <table:table-cell office:value-type="string">
            <text:p>Berserker</text:p>
          </table:table-cell>
          <table:table-cell office:value-type="string">
            <text:p>Ethereal</text:p>
          </table:table-cell>
          <table:table-cell office:value-type="string">
            <text:p>Chryssalid</text:p>
          </table:table-cell>
          <table:table-cell office:value-type="string">
            <text:p>Zombie</text:p>
          </table:table-cell>
          <table:table-cell office:value-type="string">
            <text:p>Muton Elite</text:p>
          </table:table-cell>
          <table:table-cell office:value-type="string">
            <text:p>Sectopod</text:p>
          </table:table-cell>
          <table:table-cell office:value-type="string">
            <text:p>Turret</text:p>
          </table:table-cell>
        </table:table-row>
        <table:table-row>
          <table:table-cell office:value="0" office:value-type="float"/>
          <table:table-cell office:value-type="string">
            <text:p>None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1" office:value-type="float"/>
          <table:table-cell office:value-type="string">
            <text:p>Projectile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0.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0.6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0.6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2" office:value-type="float"/>
          <table:table-cell office:value-type="string">
            <text:p>Incendiary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.2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0.7" office:value-type="float"/>
          <table:table-cell office:value="0.8" office:value-type="float"/>
          <table:table-cell office:value="1.3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3" office:value-type="float"/>
          <table:table-cell office:value-type="string">
            <text:p>HE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0.6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6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0.8" office:value-type="float"/>
          <table:table-cell office:value-type="string">
            <text:p/>
          </table:table-cell>
          <table:table-cell office:value="0.8" office:value-type="float"/>
          <table:table-cell office:value="1" office:value-type="float"/>
        </table:table-row>
        <table:table-row>
          <table:table-cell office:value="4" office:value-type="float"/>
          <table:table-cell office:value-type="string">
            <text:p>Laser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0.7" office:value-type="float"/>
          <table:table-cell office:value-type="string">
            <text:p/>
          </table:table-cell>
          <table:table-cell office:value="1.2" office:value-type="float"/>
          <table:table-cell office:value="1" office:value-type="float"/>
        </table:table-row>
        <table:table-row>
          <table:table-cell office:value="5" office:value-type="float"/>
          <table:table-cell office:value-type="string">
            <text:p>Plasma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0.8" office:value-type="float"/>
          <table:table-cell office:value="1.1" office:value-type="float"/>
        </table:table-row>
        <table:table-row>
          <table:table-cell office:value="6" office:value-type="float"/>
          <table:table-cell office:value-type="string">
            <text:p>Stun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0.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0.8" office:value-type="float"/>
          <table:table-cell office:value="0.9" office:value-type="float"/>
          <table:table-cell office:value="0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7" office:value-type="float"/>
          <table:table-cell office:value-type="string">
            <text:p>Melee</text:p>
          </table:table-cell>
          <table:table-cell office:value="1.2" office:value-type="float"/>
          <table:table-cell office:value-type="string">
            <text:p/>
          </table:table-cell>
          <table:table-cell office:value="1.2" office:value-type="float"/>
          <table:table-cell office:value="0.8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.2" office:value-type="float"/>
          <table:table-cell office:value="1" office:value-type="float"/>
          <table:table-cell office:value="1.2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8" office:value-type="float"/>
          <table:table-cell office:value-type="string">
            <text:p>Acid</text:p>
          </table:table-cell>
          <table:table-cell office:value="1.6" office:value-type="float"/>
          <table:table-cell office:value-type="string">
            <text:p/>
          </table:table-cell>
          <table:table-cell office:value="1.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.8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0.6" office:value-type="float"/>
          <table:table-cell office:value-type="string">
            <text:p/>
          </table:table-cell>
          <table:table-cell office:value="1.1" office:value-type="float"/>
          <table:table-cell office:value="1.1" office:value-type="float"/>
        </table:table-row>
        <table:table-row>
          <table:table-cell office:value="9" office:value-type="float"/>
          <table:table-cell office:value-type="string">
            <text:p>Smoke</text:p>
          </table:table-cell>
          <table:table-cell office:value="0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</table:table-row>
        <table:table-row>
          <table:table-cell office:value="10" office:value-type="float"/>
          <table:table-cell office:value-type="string">
            <text:p>Psionic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11" office:value-type="float"/>
          <table:table-cell office:value-type="string">
            <text:p>Poison</text:p>
          </table:table-cell>
          <table:table-cell office:value="1.2" office:value-type="float"/>
          <table:table-cell office:value-type="string">
            <text:p/>
          </table:table-cell>
          <table:table-cell office:value="1" office:value-type="float"/>
          <table:table-cell office:value="0.8" office:value-type="float"/>
          <table:table-cell office:value="0" office:value-type="float"/>
          <table:table-cell office:value="0" office:value-type="float"/>
          <table:table-cell office:value="1.2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="12" office:value-type="float"/>
          <table:table-cell office:value-type="string">
            <text:p>Electric</text:p>
          </table:table-cell>
          <table:table-cell office:value="1" office:value-type="float"/>
          <table:table-cell office:value-type="string">
            <text:p/>
          </table:table-cell>
          <table:table-cell office:value="1.2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" office:value-type="float"/>
          <table:table-cell office:value="1.2" office:value-type="float"/>
          <table:table-cell office:value="1" office:value-type="float"/>
          <table:table-cell office:value-type="string">
            <text:p/>
          </table:table-cell>
          <table:table-cell office:value="1.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.2" office:value-type="float"/>
          <table:table-cell office:value="1.2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us F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isoriented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/>
          </table:table-cell>
          <table:table-cell office:value-type="string">
            <text:p>Acid Burn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>Poisoned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/>
          </table:table-cell>
          <table:table-cell office:value-type="string">
            <text:p>Shutdown</text:p>
          </table:table-cell>
          <table:table-cell office:value="0" office:value-type="float"/>
          <table:table-cell office:value-type="string">
            <text:p/>
          </table:table-cell>
          <table:table-cell office:value="1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>Stasis</text:p>
          </table:table-cell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>MC</text:p>
          </table:table-cell>
          <table:table-cell office:value="1" office:value-type="float"/>
          <table:table-cell office:value-type="string">
            <text:p/>
          </table:table-cell>
          <table:table-cell office:value="0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</table:table-row>
        <table:table-row>
          <table:table-cell office:value-type="string">
            <text:p/>
          </table:table-cell>
          <table:table-cell office:value-type="string">
            <text:p>Hacked</text:p>
          </table:table-cell>
          <table:table-cell office:value="0" office:value-type="float"/>
          <table:table-cell office:value-type="string">
            <text:p/>
          </table:table-cell>
          <table:table-cell office:value="1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="1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bilities</text:p>
          </table:table-cell>
          <table:table-cell office:value-type="string">
            <text:p>Psi</text:p>
          </table:table-cell>
          <table:table-cell office:value-type="string">
            <text:p/>
          </table:table-cell>
          <table:table-cell office:value-type="string">
            <text:p>Flying</text:p>
          </table:table-cell>
          <table:table-cell office:value-type="string">
            <text:p>Big</text:p>
          </table:table-cell>
          <table:table-cell office:value-type="string">
            <text:p>2-Phase</text:p>
          </table:table-cell>
          <table:table-cell office:value-type="string">
            <text:p>Fire</text:p>
          </table:table-cell>
          <table:table-cell office:value-type="string">
            <text:p>Acidspit</text:p>
          </table:table-cell>
          <table:table-cell office:value-type="string">
            <text:p>Big, Expl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si</text:p>
          </table:table-cell>
          <table:table-cell office:value-type="string">
            <text:p>Spaw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ig</text:p>
          </table:table-cell>
          <table:table-cell office:value-type="string">
            <text:p>Big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mg. Dealt</text:p>
          </table:table-cell>
          <table:table-cell office:value-type="string">
            <text:p>Variable</text:p>
          </table:table-cell>
          <table:table-cell office:value-type="string">
            <text:p>Variable</text:p>
          </table:table-cell>
          <table:table-cell office:value-type="string">
            <text:p>Variable</text:p>
          </table:table-cell>
          <table:table-cell office:value-type="string">
            <text:p>Melee</text:p>
          </table:table-cell>
          <table:table-cell office:value-type="string">
            <text:p>Variable</text:p>
          </table:table-cell>
          <table:table-cell office:value-type="string">
            <text:p>Melee</text:p>
          </table:table-cell>
          <table:table-cell office:value-type="string">
            <text:p>Acid</text:p>
          </table:table-cell>
          <table:table-cell office:value-type="string">
            <text:p>Plasma</text:p>
          </table:table-cell>
          <table:table-cell office:value-type="string">
            <text:p>Variable</text:p>
          </table:table-cell>
          <table:table-cell office:value-type="string">
            <text:p/>
          </table:table-cell>
          <table:table-cell office:value-type="string">
            <text:p>Variable</text:p>
          </table:table-cell>
          <table:table-cell office:value-type="string">
            <text:p>Melee</text:p>
          </table:table-cell>
          <table:table-cell office:value-type="string">
            <text:p>Melee</text:p>
          </table:table-cell>
          <table:table-cell office:value-type="string">
            <text:p/>
          </table:table-cell>
          <table:table-cell office:value-type="string">
            <text:p>Laser</text:p>
          </table:table-cell>
          <table:table-cell office:value-type="string">
            <text:p>Projectil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</table:table-row>
      </table:table>
      <table:table table:name="Soldiers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oldier sta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cluding Armor Bonuses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>
          <table:table-cell office:value-type="string">
            <text:p>Original</text:p>
          </table:table-cell>
          <table:table-cell office:value-type="string">
            <text:p>HP</text:p>
          </table:table-cell>
          <table:table-cell office:value-type="string">
            <text:p>25-40</text:p>
          </table:table-cell>
          <table:table-cell office:value="60" office:value-type="float"/>
          <table:table-cell office:value="37" office:value-type="float"/>
          <table:table-cell office:value="48.5" office:value-type="float"/>
          <table:table-cell office:value="60" office:value-type="float"/>
        </table:table-row>
        <table:table-row>
          <table:table-cell office:value-type="string">
            <text:p/>
          </table:table-cell>
          <table:table-cell office:value-type="string">
            <text:p>TU</text:p>
          </table:table-cell>
          <table:table-cell office:value-type="string">
            <text:p>50-60</text:p>
          </table:table-cell>
          <table:table-cell office:value="80" office:value-type="float"/>
          <table:table-cell office:value="55" office:value-type="float"/>
          <table:table-cell office:value="67.5" office:value-type="float"/>
          <table:table-cell office:value="80" office:value-type="float"/>
        </table:table-row>
        <table:table-row>
          <table:table-cell office:value-type="string">
            <text:p/>
          </table:table-cell>
          <table:table-cell office:value-type="string">
            <text:p>Accuracy</text:p>
          </table:table-cell>
          <table:table-cell office:value-type="string">
            <text:p>40-70</text:p>
          </table:table-cell>
          <table:table-cell office:value="120" office:value-type="float"/>
          <table:table-cell office:value="55" office:value-type="float"/>
          <table:table-cell office:value="87.5" office:value-type="float"/>
          <table:table-cell office:value="120" office:value-type="float"/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" office:value-type="float"/>
          <table:table-cell office:value="50" office:value-type="float"/>
          <table:table-cell office:value="100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="5" office:value-type="float"/>
          <table:table-cell office:value-type="string">
            <text:p>8-9</text:p>
          </table:table-cell>
          <table:table-cell office:value="6" office:value-type="float"/>
          <table:table-cell office:value="11" office:value-type="float"/>
          <table:table-cell office:value="19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ccuracy</text:p>
          </table:table-cell>
          <table:table-cell office:value="65" office:value-type="float"/>
          <table:table-cell office:value-type="string">
            <text:p>75-105</text:p>
          </table:table-cell>
          <table:table-cell office:value="65" office:value-type="float"/>
          <table:table-cell office:value="77.5" office:value-type="float"/>
          <table:table-cell office:value="90" office:value-type="float"/>
        </table:table-row>
        <table:table-row>
          <table:table-cell office:value-type="string">
            <text:p>NO ARMOR</text:p>
          </table:table-cell>
          <table:table-cell office:value-type="string">
            <text:p>Defen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="4" office:value-type="float"/>
          <table:table-cell office:value-type="string">
            <text:p>8-10</text:p>
          </table:table-cell>
          <table:table-cell office:value="4" office:value-type="float"/>
          <table:table-cell office:value="11" office:value-type="float"/>
          <table:table-cell office:value="15" office:value-type="float"/>
        </table:table-row>
        <table:table-row>
          <table:table-cell office:value-type="string">
            <text:p/>
          </table:table-cell>
          <table:table-cell office:value-type="string">
            <text:p>Mobility</text:p>
          </table:table-cell>
          <table:table-cell office:value="12" office:value-type="float"/>
          <table:table-cell office:value="1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ccuracy</text:p>
          </table:table-cell>
          <table:table-cell office:value="65" office:value-type="float"/>
          <table:table-cell office:value-type="string">
            <text:p>75-90</text:p>
          </table:table-cell>
          <table:table-cell office:value="65" office:value-type="float"/>
          <table:table-cell office:value="75" office:value-type="float"/>
          <table:table-cell office:value="85" office:value-type="float"/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XWC</text:p>
          </table:table-cell>
          <table:table-cell office:value-type="string">
            <text:p>HP</text:p>
          </table:table-cell>
          <table:table-cell office:value="45" office:value-type="float"/>
          <table:table-cell office:value="90" office:value-type="float"/>
          <table:table-cell office:value="55" office:value-type="float"/>
          <table:table-cell office:value="112.5" office:value-type="float"/>
          <table:table-cell office:value="190" office:value-type="float"/>
        </table:table-row>
        <table:table-row>
          <table:table-cell office:value-type="string">
            <text:p/>
          </table:table-cell>
          <table:table-cell office:value-type="string">
            <text:p>TU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ccurac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rm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="5" office:value-type="float"/>
          <table:table-cell office:value="10" office:value-type="float"/>
        </table:table-row>
      </table:table>
      <table:table table:name="Deployment"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>
          <table:table-cell office:value-type="string">
            <text:p/>
          </table:table-cell>
          <table:table-cell office:value-type="string">
            <text:p>Sectoid</text:p>
          </table:table-cell>
          <table:table-cell office:value="1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Thin Man</text:p>
          </table:table-cell>
          <table:table-cell office:value="1" office:value-type="float"/>
          <table:table-cell office:value-type="string">
            <text:p/>
          </table:table-cell>
        </table:table-row>
        <table:table-row>
          <table:table-cell office:value-type="string">
            <text:p>Turret</text:p>
          </table:table-cell>
          <table:table-cell office:value-type="string">
            <text:p>Floater</text:p>
          </table:table-cell>
          <table:table-cell office:value="2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Reaper</text:p>
          </table:table-cell>
          <table:table-cell office:value="2" office:value-type="float"/>
          <table:table-cell office:value-type="string">
            <text:p>Yes</text:p>
          </table:table-cell>
        </table:table-row>
        <table:table-row>
          <table:table-cell office:value-type="string">
            <text:p>Zombie</text:p>
          </table:table-cell>
          <table:table-cell office:value-type="string">
            <text:p>Chryssalid</text:p>
          </table:table-cell>
          <table:table-cell office:value="3" office:value-type="float"/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Muton</text:p>
          </table:table-cell>
          <table:table-cell office:value="4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yberdisc</text:p>
          </table:table-cell>
          <table:table-cell office:value="4" office:value-type="float"/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Snakeman</text:p>
          </table:table-cell>
          <table:table-cell office:value="5" office:value-type="float"/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Andromedon</text:p>
          </table:table-cell>
          <table:table-cell office:value="5" office:value-type="float"/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Berserker</text:p>
          </table:table-cell>
          <table:table-cell office:value="6" office:value-type="float"/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Ethereal</text:p>
          </table:table-cell>
          <table:table-cell office:value="6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uton Elite</text:p>
          </table:table-cell>
          <table:table-cell office:value="7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ctopod</text:p>
          </table:table-cell>
          <table:table-cell office:value="7" office:value-type="float"/>
          <table:table-cell office:value-type="string">
            <text:p>Yes</text:p>
          </table:table-cell>
        </table:table-row>
      </table:table>
      <table:table table:name="Sci. &amp; Eng.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Bonuses for Corpse/Interrog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ectoid</text:p>
          </table:table-cell>
          <table:table-cell office:value-type="string">
            <text:p>Thin Man</text:p>
          </table:table-cell>
          <table:table-cell office:value-type="string">
            <text:p>Floater</text:p>
          </table:table-cell>
          <table:table-cell office:value-type="string">
            <text:p>Drone</text:p>
          </table:table-cell>
          <table:table-cell office:value-type="string">
            <text:p>Andromedon</text:p>
          </table:table-cell>
          <table:table-cell office:value-type="string">
            <text:p>Snakeman</text:p>
          </table:table-cell>
          <table:table-cell office:value-type="string">
            <text:p>Cyberdisc</text:p>
          </table:table-cell>
          <table:table-cell office:value-type="string">
            <text:p>Muton</text:p>
          </table:table-cell>
          <table:table-cell office:value-type="string">
            <text:p>Berserker</text:p>
          </table:table-cell>
          <table:table-cell office:value-type="string">
            <text:p>Ethereal</text:p>
          </table:table-cell>
          <table:table-cell office:value-type="string">
            <text:p>Chryssalid</text:p>
          </table:table-cell>
          <table:table-cell office:value-type="string">
            <text:p>Muton Elite</text:p>
          </table:table-cell>
          <table:table-cell office:value-type="string">
            <text:p>Sectopod</text:p>
          </table:table-cell>
        </table:table-row>
        <table:table-row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>
          <table:table-cell office:value-type="string">
            <text:p>Interrogation required f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changel Arm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ien Psi Am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search Cos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as Gren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id Gren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ximity Min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ashba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P Gren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ellwea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nosca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eeze Gren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ted</text:p>
          </table:table-cell>
          <table:table-cell office:value-type="string">
            <text:p>A.P. Roun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ragon Roun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nom Roun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UFOs">
        <table:table-column/>
        <table:table-column/>
        <table:table-column/>
        <table:table-column/>
        <table:table-column/>
        <table:table-row>
          <table:table-cell office:value-type="string">
            <text:p>UF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riginal</text:p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-type="string">
            <text:p>Alien count</text:p>
          </table:table-cell>
          <table:table-cell office:value-type="string">
            <text:p>First appears</text:p>
          </table:table-cell>
        </table:table-row>
        <table:table-row>
          <table:table-cell office:value-type="string">
            <text:p>Medium Scout</text:p>
          </table:table-cell>
          <table:table-cell office:value-type="string">
            <text:p/>
          </table:table-cell>
          <table:table-cell office:value-type="string">
            <text:p>Small Scout</text:p>
          </table:table-cell>
          <table:table-cell office:value="9" office:value-type="float"/>
          <table:table-cell office:value-type="string">
            <text:p>March</text:p>
          </table:table-cell>
        </table:table-row>
        <table:table-row>
          <table:table-cell office:value-type="string">
            <text:p>Large Scout</text:p>
          </table:table-cell>
          <table:table-cell office:value-type="string">
            <text:p/>
          </table:table-cell>
          <table:table-cell office:value-type="string">
            <text:p>Large Scout</text:p>
          </table:table-cell>
          <table:table-cell office:value="10" office:value-type="float"/>
          <table:table-cell office:value-type="string">
            <text:p>April</text:p>
          </table:table-cell>
        </table:table-row>
        <table:table-row>
          <table:table-cell office:value-type="string">
            <text:p>Abductor</text:p>
          </table:table-cell>
          <table:table-cell office:value-type="string">
            <text:p/>
          </table:table-cell>
          <table:table-cell office:value-type="string">
            <text:p>Abductor</text:p>
          </table:table-cell>
          <table:table-cell office:value="12" office:value-type="float"/>
          <table:table-cell office:value-type="string">
            <text:p>May</text:p>
          </table:table-cell>
        </table:table-row>
        <table:table-row>
          <table:table-cell office:value-type="string">
            <text:p>Supply Ship</text:p>
          </table:table-cell>
          <table:table-cell office:value-type="string">
            <text:p/>
          </table:table-cell>
          <table:table-cell office:value-type="string">
            <text:p>Supply Barge</text:p>
          </table:table-cell>
          <table:table-cell office:value="16" office:value-type="float"/>
          <table:table-cell office:value-type="string">
            <text:p>August</text:p>
          </table:table-cell>
        </table:table-row>
        <table:table-row>
          <table:table-cell office:value-type="string">
            <text:p>Battleship</text:p>
          </table:table-cell>
          <table:table-cell office:value-type="string">
            <text:p/>
          </table:table-cell>
          <table:table-cell office:value-type="string">
            <text:p>Battleship</text:p>
          </table:table-cell>
          <table:table-cell office:value="20" office:value-type="float"/>
          <table:table-cell office:value-type="string">
            <text:p>June</text:p>
          </table:table-cell>
        </table:table-row>
        <table:table-row>
          <table:table-cell office:value-type="string">
            <text:p>Terror Ship</text:p>
          </table:table-cell>
          <table:table-cell office:value-type="string">
            <text:p/>
          </table:table-cell>
          <table:table-cell office:value-type="string">
            <text:p>Overseer</text:p>
          </table:table-cell>
          <table:table-cell office:value="7" office:value-type="float"/>
          <table:table-cell office:value-type="string">
            <text:p>Triggered by Hyperwave Relay</text:p>
          </table:table-cell>
        </table:table-row>
        <table:table-row>
          <table:table-cell office:value-type="string">
            <text:p>Harvester</text:p>
          </table:table-cell>
          <table:table-cell office:value-type="string">
            <text:p/>
          </table:table-cell>
          <table:table-cell office:value-type="string">
            <text:p>Alien Base</text:p>
          </table:table-cell>
          <table:table-cell office:value="21" office:value-type="float"/>
          <table:table-cell office:value-type="string">
            <text:p/>
          </table:table-cell>
        </table:table-row>
        <table:table-row>
          <table:table-cell office:value-type="string">
            <text:p>Small Scout</text:p>
          </table:table-cell>
          <table:table-cell office:value-type="string">
            <text:p/>
          </table:table-cell>
          <table:table-cell office:value-type="string">
            <text:p>Temple Ship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manders</text:p>
          </table:table-cell>
          <table:table-cell office:value-type="string">
            <text:p>Soldiers</text:p>
          </table:table-cell>
          <table:table-cell office:value-type="string">
            <text:p>Secondarie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utsider</text:p>
          </table:table-cell>
          <table:table-cell office:value-type="string">
            <text:p>Sectoid</text:p>
          </table:table-cell>
          <table:table-cell office:value-type="string">
            <text:p>Chryssalid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toid Commander</text:p>
          </table:table-cell>
          <table:table-cell office:value-type="string">
            <text:p>Thin Man</text:p>
          </table:table-cell>
          <table:table-cell office:value-type="string">
            <text:p>Cyberdisc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thereal</text:p>
          </table:table-cell>
          <table:table-cell office:value-type="string">
            <text:p>Floater</text:p>
          </table:table-cell>
          <table:table-cell office:value-type="string">
            <text:p>Berserke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uton</text:p>
          </table:table-cell>
          <table:table-cell office:value-type="string">
            <text:p>Floate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yberdisc</text:p>
          </table:table-cell>
          <table:table-cell office:value-type="string">
            <text:p>Sectopod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erserk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dromedon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rone</text:p>
          </table:table-cell>
          <table:table-cell office:value-type="string">
            <text:p/>
          </table:table-cell>
        </table:table-row>
      </table:table>
      <table:table table:name="Economy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Econom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rigin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 Factor (Origin.)</text:p>
          </table:table-cell>
          <table:table-cell office:value-type="string">
            <text:p>Money Factor (EU2012)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</table:table-row>
        <table:table-row>
          <table:table-cell office:value-type="string">
            <text:p>Initial Funding</text:p>
          </table:table-cell>
          <table:table-cell office:value="400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7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6.363636363636" office:value-type="float"/>
          <table:table-cell office:value="44" office:value-type="float"/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vg. Funding</text:p>
          </table:table-cell>
          <table:table-cell office:value="600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x. Funding</text:p>
          </table:table-cell>
          <table:table-cell office:value="9500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5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6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kyranger Upkeep</text:p>
          </table:table-cell>
          <table:table-cell office:value="50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8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iginal</text:p>
          </table:table-cell>
          <table:table-cell office:value="0.2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88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nterceptor Cost</text:p>
          </table:table-cell>
          <table:table-cell office:value="60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iginal</text:p>
          </table:table-cell>
          <table:table-cell office:value="0.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76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restorm Upkeep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1 Craft Weapon</text:p>
          </table:table-cell>
          <table:table-cell office:value="17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8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4.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8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1 Craft Ammo</text:p>
          </table:table-cell>
          <table:table-cell office:value="9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6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ldier Hiring</text:p>
          </table:table-cell>
          <table:table-cell office:value="4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666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.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cientist Hiring</text:p>
          </table:table-cell>
          <table:table-cell office:value="6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ngineer Hiring</text:p>
          </table:table-cell>
          <table:table-cell office:value="5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8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66.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b Upkeep</text:p>
          </table:table-cell>
          <table:table-cell office:value="3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4.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5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orkshop Upkeep</text:p>
          </table:table-cell>
          <table:table-cell office:value="35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58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4.4571428571428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14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si Lab Upkeep</text:p>
          </table:table-cell>
          <table:table-cell office:value="16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66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3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1.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32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Containment Up.</text:p>
          </table:table-cell>
          <table:table-cell office:value="15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7.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79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ess Lift Upkeep</text:p>
          </table:table-cell>
          <table:table-cell office:value="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0666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2 Armor</text:p>
          </table:table-cell>
          <table:table-cell office:value="22000" office:value-type="float"/>
          <table:table-cell office:value="4" office:value-type="float"/>
          <table:table-cell office:value="0" office:value-type="float"/>
          <table:table-cell office:value="0.00366666666666667" office:value-type="float"/>
          <table:table-cell office:value="0.0409836065573771" office:value-type="float"/>
          <table:table-cell office:value="0" office:value-type="float"/>
          <table:table-cell office:value="25" office:value-type="float"/>
          <table:table-cell office:value="15" office:value-type="float"/>
          <table:table-cell office:value="0" office:value-type="float"/>
          <table:table-cell office:value="0.025" office:value-type="float"/>
          <table:table-cell office:value="0.0905797101449275" office:value-type="float"/>
          <table:table-cell office:value="0" office:value-type="float"/>
          <table:table-cell office:value-type="string">
            <text:p>EU2012</text:p>
          </table:table-cell>
          <table:table-cell office:value="6.81818181818182" office:value-type="float"/>
          <table:table-cell office:value="2.21014492753623" office:value-type="float"/>
          <table:table-cell office:value-type="string">
            <text:p/>
          </table:table-cell>
          <table:table-cell office:value="1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3 Armor</text:p>
          </table:table-cell>
          <table:table-cell office:value="42000" office:value-type="float"/>
          <table:table-cell office:value="5" office:value-type="float"/>
          <table:table-cell office:value="5" office:value-type="float"/>
          <table:table-cell office:value="0.007" office:value-type="float"/>
          <table:table-cell office:value="0.0512295081967213" office:value-type="float"/>
          <table:table-cell office:value="0.0454545454545455" office:value-type="float"/>
          <table:table-cell office:value="150" office:value-type="float"/>
          <table:table-cell office:value="25" office:value-type="float"/>
          <table:table-cell office:value="10" office:value-type="float"/>
          <table:table-cell office:value="0.15" office:value-type="float"/>
          <table:table-cell office:value="0.150966183574879" office:value-type="float"/>
          <table:table-cell office:value="0.145348837209302" office:value-type="float"/>
          <table:table-cell office:value-type="string">
            <text:p>EU2012</text:p>
          </table:table-cell>
          <table:table-cell office:value="21.4285714285714" office:value-type="float"/>
          <table:table-cell office:value="2.94685990338164" office:value-type="float"/>
          <table:table-cell office:value="3.19767441860465" office:value-type="float"/>
          <table:table-cell office:value="66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ying Armor</text:p>
          </table:table-cell>
          <table:table-cell office:value="58000" office:value-type="float"/>
          <table:table-cell office:value="5" office:value-type="float"/>
          <table:table-cell office:value="16" office:value-type="float"/>
          <table:table-cell office:value="0.00966666666666667" office:value-type="float"/>
          <table:table-cell office:value="0.0512295081967213" office:value-type="float"/>
          <table:table-cell office:value="0.145454545454545" office:value-type="float"/>
          <table:table-cell office:value="200" office:value-type="float"/>
          <table:table-cell office:value="44" office:value-type="float"/>
          <table:table-cell office:value="30" office:value-type="float"/>
          <table:table-cell office:value="0.2" office:value-type="float"/>
          <table:table-cell office:value="0.265700483091787" office:value-type="float"/>
          <table:table-cell office:value="0.436046511627907" office:value-type="float"/>
          <table:table-cell office:value-type="string">
            <text:p>EU2012</text:p>
          </table:table-cell>
          <table:table-cell office:value="20.6896551724138" office:value-type="float"/>
          <table:table-cell office:value="5.18647342995169" office:value-type="float"/>
          <table:table-cell office:value="2.99781976744186" office:value-type="float"/>
          <table:table-cell office:value="88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si Armor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00" office:value-type="float"/>
          <table:table-cell office:value="20" office:value-type="float"/>
          <table:table-cell office:value="40" office:value-type="float"/>
          <table:table-cell office:value="0.4" office:value-type="float"/>
          <table:table-cell office:value="0.120772946859903" office:value-type="float"/>
          <table:table-cell office:value="0.581395348837209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6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Pistol Cost</text:p>
          </table:table-cell>
          <table:table-cell office:value="8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1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="10" office:value-type="float"/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7.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Rifle Cost</text:p>
          </table:table-cell>
          <table:table-cell office:value="2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3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5" office:value-type="float"/>
          <table:table-cell office:value="15" office:value-type="float"/>
          <table:table-cell office:value="0" office:value-type="float"/>
          <table:table-cell office:value="0.025" office:value-type="float"/>
          <table:table-cell office:value="0.0905797101449275" office:value-type="float"/>
          <table:table-cell office:value="0" office:value-type="float"/>
          <table:table-cell office:value-type="string">
            <text:p>EU2012</text:p>
          </table:table-cell>
          <table:table-cell office:value="7.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Sniper Cost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5" office:value-type="float"/>
          <table:table-cell office:value="30" office:value-type="float"/>
          <table:table-cell office:value="20" office:value-type="float"/>
          <table:table-cell office:value="0.035" office:value-type="float"/>
          <table:table-cell office:value="0.181159420289855" office:value-type="float"/>
          <table:table-cell office:value="0.29069767441860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eavy Laser</text:p>
          </table:table-cell>
          <table:table-cell office:value="3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5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30" office:value-type="float"/>
          <table:table-cell office:value="25" office:value-type="float"/>
          <table:table-cell office:value-type="string">
            <text:p/>
          </table:table-cell>
          <table:table-cell office:value="0.0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5.6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32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Rifle Cost</text:p>
          </table:table-cell>
          <table:table-cell office:value="88000" office:value-type="float"/>
          <table:table-cell office:value="1" office:value-type="float"/>
          <table:table-cell office:value="4" office:value-type="float"/>
          <table:table-cell office:value="0.0146666666666667" office:value-type="float"/>
          <table:table-cell office:value="0.0102459016393443" office:value-type="float"/>
          <table:table-cell office:value="0.0363636363636364" office:value-type="float"/>
          <table:table-cell office:value="200" office:value-type="float"/>
          <table:table-cell office:value="25" office:value-type="float"/>
          <table:table-cell office:value="0" office:value-type="float"/>
          <table:table-cell office:value="0.2" office:value-type="float"/>
          <table:table-cell office:value="0.150966183574879" office:value-type="float"/>
          <table:table-cell office:value="0" office:value-type="float"/>
          <table:table-cell office:value-type="string">
            <text:p>EU2012</text:p>
          </table:table-cell>
          <table:table-cell office:value="13.6363636363636" office:value-type="float"/>
          <table:table-cell office:value="14.7342995169082" office:value-type="float"/>
          <table:table-cell office:value-type="string">
            <text:p/>
          </table:table-cell>
          <table:table-cell office:value="88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Sniper Cost</text:p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0" office:value-type="float"/>
          <table:table-cell office:value="30" office:value-type="float"/>
          <table:table-cell office:value="25" office:value-type="float"/>
          <table:table-cell office:value="0.25" office:value-type="float"/>
          <table:table-cell office:value="0.181159420289855" office:value-type="float"/>
          <table:table-cell office:value="0.36337209302325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eavy Plasma Cost</text:p>
          </table:table-cell>
          <table:table-cell office:value="134000" office:value-type="float"/>
          <table:table-cell office:value="1" office:value-type="float"/>
          <table:table-cell office:value="6" office:value-type="float"/>
          <table:table-cell office:value="0.0223333333333333" office:value-type="float"/>
          <table:table-cell office:value="0.0102459016393443" office:value-type="float"/>
          <table:table-cell office:value="0.0545454545454545" office:value-type="float"/>
          <table:table-cell office:value="250" office:value-type="float"/>
          <table:table-cell office:value="30" office:value-type="float"/>
          <table:table-cell office:value="30" office:value-type="float"/>
          <table:table-cell office:value="0.25" office:value-type="float"/>
          <table:table-cell office:value="0.181159420289855" office:value-type="float"/>
          <table:table-cell office:value="0.436046511627907" office:value-type="float"/>
          <table:table-cell office:value-type="string">
            <text:p>EU2012</text:p>
          </table:table-cell>
          <table:table-cell office:value="11.1940298507463" office:value-type="float"/>
          <table:table-cell office:value="17.6811594202899" office:value-type="float"/>
          <table:table-cell office:value="7.99418604651163" office:value-type="float"/>
          <table:table-cell office:value="11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di-Kit</text:p>
          </table:table-cell>
          <table:table-cell office:value="28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466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5.3571428571428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Alloys Cost</text:p>
          </table:table-cell>
          <table:table-cell office:value="3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0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Alloys Sell</text:p>
          </table:table-cell>
          <table:table-cell office:value="65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108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.8461538461538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8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lerium Sell</text:p>
          </table:table-cell>
          <table:table-cell office:value="5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08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3.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3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FO Power Source Sell</text:p>
          </table:table-cell>
          <table:table-cell office:value="25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416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7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7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.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33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7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FO Navgation Sell</text:p>
          </table:table-cell>
          <table:table-cell office:value="8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76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Food</text:p>
          </table:table-cell>
          <table:table-cell office:value="5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08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4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Entertainment</text:p>
          </table:table-cell>
          <table:table-cell office:value="2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3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5.1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74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Surgery</text:p>
          </table:table-cell>
          <table:table-cell office:value="38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6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3.9473684210526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n Corpse Sell</text:p>
          </table:table-cell>
          <table:table-cell office:value="2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3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iginal</text:p>
          </table:table-cell>
          <table:table-cell office:value="0.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8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vg. Corpse Sell</text:p>
          </table:table-cell>
          <table:table-cell office:value="5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8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iginal</text:p>
          </table:table-cell>
          <table:table-cell office:value="0.7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64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0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x Corpse Sell</text:p>
          </table:table-cell>
          <table:table-cell office:value="8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33333333333333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U2012</text:p>
          </table:table-cell>
          <table:table-cell office:value="1.1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66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nd Probe</text:p>
          </table:table-cell>
          <table:table-cell office:value="30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0.0506666666666667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mall/Med. Scout Recovery</text:p>
          </table:table-cell>
          <table:table-cell office:value-type="string">
            <text:p/>
          </table:table-cell>
          <table:table-cell office:value="11" office:value-type="float"/>
          <table:table-cell office:value="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50" office:value-type="float"/>
          <table:table-cell office:value="2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rge Scout Recovery</text:p>
          </table:table-cell>
          <table:table-cell office:value-type="string">
            <text:p/>
          </table:table-cell>
          <table:table-cell office:value="35" office:value-type="float"/>
          <table:table-cell office:value="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4" office:value-type="float"/>
          <table:table-cell office:value="6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upply Ship</text:p>
          </table:table-cell>
          <table:table-cell office:value-type="string">
            <text:p/>
          </table:table-cell>
          <table:table-cell office:value="141" office:value-type="float"/>
          <table:table-cell office:value="1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0" office:value-type="float"/>
          <table:table-cell office:value="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bductor</text:p>
          </table:table-cell>
          <table:table-cell office:value-type="string">
            <text:p/>
          </table:table-cell>
          <table:table-cell office:value="70" office:value-type="float"/>
          <table:table-cell office:value="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4" office:value-type="float"/>
          <table:table-cell office:value="6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attleship UFO Recovery</text:p>
          </table:table-cell>
          <table:table-cell office:value-type="string">
            <text:p/>
          </table:table-cell>
          <table:table-cell office:value="231" office:value-type="float"/>
          <table:table-cell office:value="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0" office:value-type="float"/>
          <table:table-cell office:value="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n UFO</text:p>
          </table:table-cell>
          <table:table-cell office:value-type="string">
            <text:p/>
          </table:table-cell>
          <table:table-cell office:value="11" office:value-type="float"/>
          <table:table-cell office:value="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50" office:value-type="float"/>
          <table:table-cell office:value="2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vg UFO</text:p>
          </table:table-cell>
          <table:table-cell office:value-type="string">
            <text:p/>
          </table:table-cell>
          <table:table-cell office:value="97.6" office:value-type="float"/>
          <table:table-cell office:value="1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5.6" office:value-type="float"/>
          <table:table-cell office:value="68.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x UFO</text:p>
          </table:table-cell>
          <table:table-cell office:value-type="string">
            <text:p/>
          </table:table-cell>
          <table:table-cell office:value="231" office:value-type="float"/>
          <table:table-cell office:value="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0" office:value-type="float"/>
          <table:table-cell office:value="1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isable alien alloy produ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ake stuff more expens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tems</text:p>
          </table:table-cell>
          <table:table-cell office:value-type="string">
            <text:p>Sour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renades</text:p>
          </table:table-cell>
          <table:table-cell office:value-type="string">
            <text:p>???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nitial Funding</text:p>
          </table:table-cell>
          <table:table-cell office:value="32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A</text:p>
          </table:table-cell>
          <table:table-cell office:value="2" office:value-type="float"/>
          <table:table-cell office:value="1200" office:value-type="float"/>
          <table:table-cell office:value="891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ussia</text:p>
          </table:table-cell>
          <table:table-cell office:value="2" office:value-type="float"/>
          <table:table-cell office:value="460" office:value-type="float"/>
          <table:table-cell office:value="338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K</text:p>
          </table:table-cell>
          <table:table-cell office:value="2" office:value-type="float"/>
          <table:table-cell office:value="480" office:value-type="float"/>
          <table:table-cell office:value="35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rance</text:p>
          </table:table-cell>
          <table:table-cell office:value="2" office:value-type="float"/>
          <table:table-cell office:value="640" office:value-type="float"/>
          <table:table-cell office:value="47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rmany</text:p>
          </table:table-cell>
          <table:table-cell office:value="2" office:value-type="float"/>
          <table:table-cell office:value="500" office:value-type="float"/>
          <table:table-cell office:value="368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taly</text:p>
          </table:table-cell>
          <table:table-cell office:value="2" office:value-type="float"/>
          <table:table-cell office:value="320" office:value-type="float"/>
          <table:table-cell office:value="23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ain</text:p>
          </table:table-cell>
          <table:table-cell office:value="2" office:value-type="float"/>
          <table:table-cell office:value="280" office:value-type="float"/>
          <table:table-cell office:value="20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ina</text:p>
          </table:table-cell>
          <table:table-cell office:value="2" office:value-type="float"/>
          <table:table-cell office:value="490" office:value-type="float"/>
          <table:table-cell office:value="361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apan</text:p>
          </table:table-cell>
          <table:table-cell office:value="2" office:value-type="float"/>
          <table:table-cell office:value="800" office:value-type="float"/>
          <table:table-cell office:value="592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ndia</text:p>
          </table:table-cell>
          <table:table-cell office:value="2" office:value-type="float"/>
          <table:table-cell office:value="300" office:value-type="float"/>
          <table:table-cell office:value="218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razil</text:p>
          </table:table-cell>
          <table:table-cell office:value="2" office:value-type="float"/>
          <table:table-cell office:value="600" office:value-type="float"/>
          <table:table-cell office:value="44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ustralia</text:p>
          </table:table-cell>
          <table:table-cell office:value="2" office:value-type="float"/>
          <table:table-cell office:value="560" office:value-type="float"/>
          <table:table-cell office:value="41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igeria</text:p>
          </table:table-cell>
          <table:table-cell office:value="2" office:value-type="float"/>
          <table:table-cell office:value="360" office:value-type="float"/>
          <table:table-cell office:value="264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uth Africa</text:p>
          </table:table-cell>
          <table:table-cell office:value="2" office:value-type="float"/>
          <table:table-cell office:value="620" office:value-type="float"/>
          <table:table-cell office:value="458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gypt</text:p>
          </table:table-cell>
          <table:table-cell office:value="2" office:value-type="float"/>
          <table:table-cell office:value="320" office:value-type="float"/>
          <table:table-cell office:value="233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anada</text:p>
          </table:table-cell>
          <table:table-cell office:value="2" office:value-type="float"/>
          <table:table-cell office:value="220" office:value-type="float"/>
          <table:table-cell office:value="158" office:value-type="float"/>
          <table:table-cell office:value="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="64" office:value-type="float"/>
          <table:table-cell office:value="32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rtfunding</text:p>
          </table:table-cell>
          <table:table-cell office:value="118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ext month</text:p>
          </table:table-cell>
          <table:table-cell office:value="1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rting Monthly Cos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y Cos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oldiers</text:p>
          </table:table-cell>
          <table:table-cell office:value="200" office:value-type="float"/>
          <table:table-cell office:value="8" office:value-type="float"/>
          <table:table-cell office:value="1600" office:value-type="float"/>
          <table:table-cell office:value="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cientists/Engineers</text:p>
          </table:table-cell>
          <table:table-cell office:value="10" office:value-type="float"/>
          <table:table-cell office:value="20" office:value-type="float"/>
          <table:table-cell office:value="200" office:value-type="float"/>
          <table:table-cell office:value="100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nterceptor</text:p>
          </table:table-cell>
          <table:table-cell office:value="1300" office:value-type="float"/>
          <table:table-cell office:value="2" office:value-type="float"/>
          <table:table-cell office:value="2600" office:value-type="float"/>
          <table:table-cell office:value="3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kyranger</text:p>
          </table:table-cell>
          <table:table-cell office:value="1100" office:value-type="float"/>
          <table:table-cell office:value="1" office:value-type="float"/>
          <table:table-cell office:value="1100" office:value-type="float"/>
          <table:table-cell office:value="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ess Lift</text:p>
          </table:table-cell>
          <table:table-cell office:value="500" office:value-type="float"/>
          <table:table-cell office:value="1" office:value-type="float"/>
          <table:table-cell office:value="500" office:value-type="float"/>
          <table:table-cell office:value="1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iving Quarters</text:p>
          </table:table-cell>
          <table:table-cell office:value="850" office:value-type="float"/>
          <table:table-cell office:value="1" office:value-type="float"/>
          <table:table-cell office:value="850" office:value-type="float"/>
          <table:table-cell office:value="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boratory</text:p>
          </table:table-cell>
          <table:table-cell office:value="950" office:value-type="float"/>
          <table:table-cell office:value="1" office:value-type="float"/>
          <table:table-cell office:value="950" office:value-type="float"/>
          <table:table-cell office:value="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orkshop</text:p>
          </table:table-cell>
          <table:table-cell office:value="900" office:value-type="float"/>
          <table:table-cell office:value="1" office:value-type="float"/>
          <table:table-cell office:value="900" office:value-type="float"/>
          <table:table-cell office:value="4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mall Radar</text:p>
          </table:table-cell>
          <table:table-cell office:value="800" office:value-type="float"/>
          <table:table-cell office:value="1" office:value-type="float"/>
          <table:table-cell office:value="800" office:value-type="float"/>
          <table:table-cell office:value="5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neral Stores</text:p>
          </table:table-cell>
          <table:table-cell office:value="600" office:value-type="float"/>
          <table:table-cell office:value="1" office:value-type="float"/>
          <table:table-cell office:value="600" office:value-type="float"/>
          <table:table-cell office:value="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ngar</text:p>
          </table:table-cell>
          <table:table-cell office:value="1300" office:value-type="float"/>
          <table:table-cell office:value="3" office:value-type="float"/>
          <table:table-cell office:value="3900" office:value-type="float"/>
          <table:table-cell office:value="8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000" office:value-type="float"/>
          <table:table-cell office:value="1031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rst Mont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CSV_Armor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ype</text:p>
          </table:table-cell>
          <table:table-cell office:value-type="string">
            <text:p>frontArmor</text:p>
          </table:table-cell>
          <table:table-cell office:value-type="string">
            <text:p>sideArmor</text:p>
          </table:table-cell>
          <table:table-cell office:value-type="string">
            <text:p>rearArmor</text:p>
          </table:table-cell>
          <table:table-cell office:value-type="string">
            <text:p>underArmor</text:p>
          </table:table-cell>
          <table:table-cell office:value-type="string">
            <text:p>meleeDodge.reactions</text:p>
          </table:table-cell>
          <table:table-cell office:value-type="string">
            <text:p>damageModifier-none</text:p>
          </table:table-cell>
          <table:table-cell office:value-type="string">
            <text:p>damageModifier-projectile</text:p>
          </table:table-cell>
          <table:table-cell office:value-type="string">
            <text:p>damageModifier-incendiary</text:p>
          </table:table-cell>
          <table:table-cell office:value-type="string">
            <text:p>damageModifier-highex</text:p>
          </table:table-cell>
          <table:table-cell office:value-type="string">
            <text:p>damageModifier-laser</text:p>
          </table:table-cell>
          <table:table-cell office:value-type="string">
            <text:p>damageModifier-plasma</text:p>
          </table:table-cell>
          <table:table-cell office:value-type="string">
            <text:p>damageModifier-stun</text:p>
          </table:table-cell>
          <table:table-cell office:value-type="string">
            <text:p>damageModifier-melee</text:p>
          </table:table-cell>
          <table:table-cell office:value-type="string">
            <text:p>damageModifier-acid</text:p>
          </table:table-cell>
          <table:table-cell office:value-type="string">
            <text:p>damageModifier-smoke</text:p>
          </table:table-cell>
          <table:table-cell office:value-type="string">
            <text:p>damageModifier-psionic</text:p>
          </table:table-cell>
          <table:table-cell office:value-type="string">
            <text:p>damageModifier-poison</text:p>
          </table:table-cell>
          <table:table-cell office:value-type="string">
            <text:p>damageModifier-electric</text:p>
          </table:table-cell>
        </table:table-row>
        <table:table-row>
          <table:table-cell office:value-type="string">
            <text:p>STR_NONE_U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3" office:value-type="float"/>
          <table:table-cell office:value="1" office:value-type="float"/>
          <table:table-cell office:value="1" office:value-type="float"/>
          <table:table-cell office:value="1.3" office:value-type="float"/>
          <table:table-cell office:value="1.3" office:value-type="float"/>
          <table:table-cell office:value="1.3" office:value-type="float"/>
          <table:table-cell office:value="1.3" office:value-type="float"/>
          <table:table-cell office:value="1" office:value-type="float"/>
          <table:table-cell office:value="1" office:value-type="float"/>
          <table:table-cell office:value="1.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PERSONAL_ARMOR_U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7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PREDATOR_ARMOR_BLUE_UC</text:p>
          </table:table-cell>
          <table:table-cell office:value="5" office:value-type="float"/>
          <table:table-cell office:value="4" office:value-type="float"/>
          <table:table-cell office:value="3" office:value-type="float"/>
          <table:table-cell office:value="4" office:value-type="float"/>
          <table:table-cell office:value="0.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6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PREDATOR_ARMOR_UC</text:p>
          </table:table-cell>
          <table:table-cell office:value="5" office:value-type="float"/>
          <table:table-cell office:value="4" office:value-type="float"/>
          <table:table-cell office:value="3" office:value-type="float"/>
          <table:table-cell office:value="4" office:value-type="float"/>
          <table:table-cell office:value="0.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6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WARDEN_ARMOR_BLACK_UC</text:p>
          </table:table-cell>
          <table:table-cell office:value="10" office:value-type="float"/>
          <table:table-cell office:value="9" office:value-type="float"/>
          <table:table-cell office:value="9" office:value-type="float"/>
          <table:table-cell office:value="8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WARDEN_ARMOR_UC</text:p>
          </table:table-cell>
          <table:table-cell office:value="10" office:value-type="float"/>
          <table:table-cell office:value="9" office:value-type="float"/>
          <table:table-cell office:value="9" office:value-type="float"/>
          <table:table-cell office:value="8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WARDEN_ARMOR_WHITE_UC</text:p>
          </table:table-cell>
          <table:table-cell office:value="10" office:value-type="float"/>
          <table:table-cell office:value="9" office:value-type="float"/>
          <table:table-cell office:value="9" office:value-type="float"/>
          <table:table-cell office:value="8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PSI_ARMOR_BLUE_UC</text:p>
          </table:table-cell>
          <table:table-cell office:value="5" office:value-type="float"/>
          <table:table-cell office:value="4" office:value-type="float"/>
          <table:table-cell office:value="4" office:value-type="float"/>
          <table:table-cell office:value="4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.5" office:value-type="float"/>
          <table:table-cell office:value="1" office:value-type="float"/>
          <table:table-cell office:value="0.5" office:value-type="float"/>
          <table:table-cell office:value="0.5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SKY_STRIKE_ARMOR_BLUE_UC</text:p>
          </table:table-cell>
          <table:table-cell office:value="5" office:value-type="float"/>
          <table:table-cell office:value="4" office:value-type="float"/>
          <table:table-cell office:value="2" office:value-type="float"/>
          <table:table-cell office:value="4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SKY_STRIKE_ARMOR_UC</text:p>
          </table:table-cell>
          <table:table-cell office:value="5" office:value-type="float"/>
          <table:table-cell office:value="4" office:value-type="float"/>
          <table:table-cell office:value="2" office:value-type="float"/>
          <table:table-cell office:value="4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GREMLIN_ARMOR</text:p>
          </table:table-cell>
          <table:table-cell office:value="34" office:value-type="float"/>
          <table:table-cell office:value="33" office:value-type="float"/>
          <table:table-cell office:value="33" office:value-type="float"/>
          <table:table-cell office:value="33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0.4" office:value-type="float"/>
          <table:table-cell office:value="0.8" office:value-type="float"/>
          <table:table-cell office:value="0.8" office:value-type="float"/>
          <table:table-cell office:value="0.8" office:value-type="float"/>
          <table:table-cell office:value="0" office:value-type="float"/>
          <table:table-cell office:value="0.2" office:value-type="float"/>
          <table:table-cell office:value="1.4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IMIC_ARMOR</text:p>
          </table:table-cell>
          <table:table-cell office:value="12" office:value-type="float"/>
          <table:table-cell office:value="12" office:value-type="float"/>
          <table:table-cell office:value="12" office:value-type="float"/>
          <table:table-cell office:value="12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URPRISE_M_ARMOR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.6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ECTOID_ARMOR0</text:p>
          </table:table-cell>
          <table:table-cell office:value="4" office:value-type="float"/>
          <table:table-cell office:value="3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ECTOID_ARMOR1</text:p>
          </table:table-cell>
          <table:table-cell office:value="4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.6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THIN_MAN_ARMOR</text:p>
          </table:table-cell>
          <table:table-cell office:value="8" office:value-type="float"/>
          <table:table-cell office:value="8" office:value-type="float"/>
          <table:table-cell office:value="5" office:value-type="float"/>
          <table:table-cell office:value="2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0.8" office:value-type="float"/>
          <table:table-cell office:value="0" office:value-type="float"/>
          <table:table-cell office:value="1" office:value-type="float"/>
          <table:table-cell office:value="0.5" office:value-type="float"/>
          <table:table-cell office:value="1" office:value-type="float"/>
        </table:table-row>
        <table:table-row>
          <table:table-cell office:value-type="string">
            <text:p>CHRYSSALID_ARMOR</text:p>
          </table:table-cell>
          <table:table-cell office:value="10" office:value-type="float"/>
          <table:table-cell office:value="10" office:value-type="float"/>
          <table:table-cell office:value="10" office:value-type="float"/>
          <table:table-cell office:value="1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ZOMBIE_ARMOR</text:p>
          </table:table-cell>
          <table:table-cell office:value="4" office:value-type="float"/>
          <table:table-cell office:value="4" office:value-type="float"/>
          <table:table-cell office:value="4" office:value-type="float"/>
          <table:table-cell office:value="4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3" office:value-type="float"/>
          <table:table-cell office:value="1" office:value-type="float"/>
          <table:table-cell office:value="1" office:value-type="float"/>
          <table:table-cell office:value="1.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FLOATER_ARMOR0</text:p>
          </table:table-cell>
          <table:table-cell office:value="8" office:value-type="float"/>
          <table:table-cell office:value="6" office:value-type="float"/>
          <table:table-cell office:value="4" office:value-type="float"/>
          <table:table-cell office:value="6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NAKEMAN_ARMOR0</text:p>
          </table:table-cell>
          <table:table-cell office:value="10" office:value-type="float"/>
          <table:table-cell office:value="8" office:value-type="float"/>
          <table:table-cell office:value="6" office:value-type="float"/>
          <table:table-cell office:value="10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0" office:value-type="float"/>
          <table:table-cell office:value="1" office:value-type="float"/>
          <table:table-cell office:value="0.4" office:value-type="float"/>
          <table:table-cell office:value="1" office:value-type="float"/>
        </table:table-row>
        <table:table-row>
          <table:table-cell office:value-type="string">
            <text:p>OUTSIDER_ARMOR</text:p>
          </table:table-cell>
          <table:table-cell office:value="8" office:value-type="float"/>
          <table:table-cell office:value="6" office:value-type="float"/>
          <table:table-cell office:value="5" office:value-type="float"/>
          <table:table-cell office:value="3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UTON_ARMOR0</text:p>
          </table:table-cell>
          <table:table-cell office:value="8" office:value-type="float"/>
          <table:table-cell office:value="6" office:value-type="float"/>
          <table:table-cell office:value="6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UTON_BERSERKER_ARMOR</text:p>
          </table:table-cell>
          <table:table-cell office:value="10" office:value-type="float"/>
          <table:table-cell office:value="10" office:value-type="float"/>
          <table:table-cell office:value="10" office:value-type="float"/>
          <table:table-cell office:value="1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CYBERDISC_ARMOR</text:p>
          </table:table-cell>
          <table:table-cell office:value="30" office:value-type="float"/>
          <table:table-cell office:value="30" office:value-type="float"/>
          <table:table-cell office:value="30" office:value-type="float"/>
          <table:table-cell office:value="28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3" office:value-type="float"/>
        </table:table-row>
        <table:table-row>
          <table:table-cell office:value-type="string">
            <text:p>STR_ANDROMEDON_SUIT_UC</text:p>
          </table:table-cell>
          <table:table-cell office:value="40" office:value-type="float"/>
          <table:table-cell office:value="30" office:value-type="float"/>
          <table:table-cell office:value="30" office:value-type="float"/>
          <table:table-cell office:value="50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2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</table:table-row>
        <table:table-row>
          <table:table-cell office:value-type="string">
            <text:p>STR_ANDROMEDON_SHELL_SUIT_UC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1" office:value-type="float"/>
          <table:table-cell office:value="1" office:value-type="float"/>
          <table:table-cell office:value="0.8" office:value-type="float"/>
          <table:table-cell office:value="0" office:value-type="float"/>
          <table:table-cell office:value="0.8" office:value-type="float"/>
          <table:table-cell office:value="0.8" office:value-type="float"/>
          <table:table-cell office:value="0.8" office:value-type="float"/>
          <table:table-cell office:value="0" office:value-type="float"/>
          <table:table-cell office:value="0.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.3" office:value-type="float"/>
        </table:table-row>
        <table:table-row>
          <table:table-cell office:value-type="string">
            <text:p>MUTON_ELITE_ARMOR</text:p>
          </table:table-cell>
          <table:table-cell office:value="30" office:value-type="float"/>
          <table:table-cell office:value="30" office:value-type="float"/>
          <table:table-cell office:value="30" office:value-type="float"/>
          <table:table-cell office:value="2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.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THEREAL_ARMOR0</text:p>
          </table:table-cell>
          <table:table-cell office:value="20" office:value-type="float"/>
          <table:table-cell office:value="20" office:value-type="float"/>
          <table:table-cell office:value="20" office:value-type="float"/>
          <table:table-cell office:value="20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ETHEREAL_ARMOR1</text:p>
          </table:table-cell>
          <table:table-cell office:value="30" office:value-type="float"/>
          <table:table-cell office:value="30" office:value-type="float"/>
          <table:table-cell office:value="30" office:value-type="float"/>
          <table:table-cell office:value="30" office:value-type="float"/>
          <table:table-cell office:value="0.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TR_DRONE_ARMOR</text:p>
          </table:table-cell>
          <table:table-cell office:value="3" office:value-type="float"/>
          <table:table-cell office:value="3" office:value-type="float"/>
          <table:table-cell office:value="3" office:value-type="float"/>
          <table:table-cell office:value="3" office:value-type="float"/>
          <table:table-cell office:value="0.3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.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3" office:value-type="float"/>
        </table:table-row>
        <table:table-row>
          <table:table-cell office:value-type="string">
            <text:p>SECTOPOD_ARMOR</text:p>
          </table:table-cell>
          <table:table-cell office:value="40" office:value-type="float"/>
          <table:table-cell office:value="38" office:value-type="float"/>
          <table:table-cell office:value="34" office:value-type="float"/>
          <table:table-cell office:value="4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0.8" office:value-type="float"/>
          <table:table-cell office:value="0.5" office:value-type="float"/>
          <table:table-cell office:value="1.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3" office:value-type="float"/>
        </table:table-row>
      </table:table>
      <table:table table:name="CSV_Unit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intelligence</text:p>
          </table:table-cell>
          <table:table-cell office:value-type="string">
            <text:p>aggression</text:p>
          </table:table-cell>
          <table:table-cell office:value-type="string">
            <text:p>stats.tu</text:p>
          </table:table-cell>
          <table:table-cell office:value-type="string">
            <text:p>stats.health</text:p>
          </table:table-cell>
          <table:table-cell office:value-type="string">
            <text:p>stats.stamina</text:p>
          </table:table-cell>
          <table:table-cell office:value-type="string">
            <text:p>stats.bravery</text:p>
          </table:table-cell>
          <table:table-cell office:value-type="string">
            <text:p>stats.reactions</text:p>
          </table:table-cell>
          <table:table-cell office:value-type="string">
            <text:p>stats.firing</text:p>
          </table:table-cell>
          <table:table-cell office:value-type="string">
            <text:p>stats.throwing</text:p>
          </table:table-cell>
          <table:table-cell office:value-type="string">
            <text:p>stats.strength</text:p>
          </table:table-cell>
          <table:table-cell office:value-type="string">
            <text:p>stats.melee</text:p>
          </table:table-cell>
          <table:table-cell office:value-type="string">
            <text:p>stats.psiStrength</text:p>
          </table:table-cell>
          <table:table-cell office:value-type="string">
            <text:p>stats.psiSkill</text:p>
          </table:table-cell>
        </table:table-row>
        <table:table-row>
          <table:table-cell office:value-type="string">
            <text:p>STR_SOLDIER_MIMIC</text:p>
          </table:table-cell>
          <table:table-cell office:value="0" office:value-type="float"/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45" office:value-type="float"/>
          <table:table-cell office:value="0" office:value-type="float"/>
          <table:table-cell office:value="11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00" office:value-type="float"/>
          <table:table-cell office:value="0" office:value-type="float"/>
        </table:table-row>
        <table:table-row>
          <table:table-cell office:value-type="string">
            <text:p>MALE_SURPRISE_A</text:p>
          </table:table-cell>
          <table:table-cell office:value="30" office:value-type="float"/>
          <table:table-cell office:value="4" office:value-type="float"/>
          <table:table-cell office:value-type="string">
            <text:p/>
          </table:table-cell>
          <table:table-cell office:value="35" office:value-type="float"/>
          <table:table-cell office:value="30" office:value-type="float"/>
          <table:table-cell office:value="65" office:value-type="float"/>
          <table:table-cell office:value="80" office:value-type="float"/>
          <table:table-cell office:value="30" office:value-type="float"/>
          <table:table-cell office:value="30" office:value-type="float"/>
          <table:table-cell office:value="50" office:value-type="float"/>
          <table:table-cell office:value="20" office:value-type="float"/>
          <table:table-cell office:value="50" office:value-type="float"/>
          <table:table-cell office:value="5" office:value-type="float"/>
          <table:table-cell office:value="0" office:value-type="float"/>
        </table:table-row>
        <table:table-row>
          <table:table-cell office:value-type="string">
            <text:p>FEMALE_SURPRISE_A</text:p>
          </table:table-cell>
          <table:table-cell office:value="30" office:value-type="float"/>
          <table:table-cell office:value="4" office:value-type="float"/>
          <table:table-cell office:value-type="string">
            <text:p/>
          </table:table-cell>
          <table:table-cell office:value="35" office:value-type="float"/>
          <table:table-cell office:value="30" office:value-type="float"/>
          <table:table-cell office:value="65" office:value-type="float"/>
          <table:table-cell office:value="80" office:value-type="float"/>
          <table:table-cell office:value="30" office:value-type="float"/>
          <table:table-cell office:value="30" office:value-type="float"/>
          <table:table-cell office:value="50" office:value-type="float"/>
          <table:table-cell office:value="20" office:value-type="float"/>
          <table:table-cell office:value="50" office:value-type="float"/>
          <table:table-cell office:value="5" office:value-type="float"/>
          <table:table-cell office:value="0" office:value-type="float"/>
        </table:table-row>
        <table:table-row>
          <table:table-cell office:value-type="string">
            <text:p>STR_GREMLIN</text:p>
          </table:table-cell>
          <table:table-cell office:value="1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0" office:value-type="float"/>
          <table:table-cell office:value="100" office:value-type="float"/>
          <table:table-cell office:value="110" office:value-type="float"/>
          <table:table-cell office:value="110" office:value-type="float"/>
          <table:table-cell office:value="30" office:value-type="float"/>
          <table:table-cell office:value="90" office:value-type="float"/>
          <table:table-cell office:value="90" office:value-type="float"/>
          <table:table-cell office:value="50" office:value-type="float"/>
          <table:table-cell office:value="50" office:value-type="float"/>
          <table:table-cell office:value="120" office:value-type="float"/>
          <table:table-cell office:value="0" office:value-type="float"/>
        </table:table-row>
        <table:table-row>
          <table:table-cell office:value-type="string">
            <text:p>STR_SECTOID</text:p>
          </table:table-cell>
          <table:table-cell office:value="10" office:value-type="float"/>
          <table:table-cell office:value="3" office:value-type="float"/>
          <table:table-cell office:value="2" office:value-type="float"/>
          <table:table-cell office:value="54" office:value-type="float"/>
          <table:table-cell office:value="30" office:value-type="float"/>
          <table:table-cell office:value="90" office:value-type="float"/>
          <table:table-cell office:value="80" office:value-type="float"/>
          <table:table-cell office:value="63" office:value-type="float"/>
          <table:table-cell office:value="52" office:value-type="float"/>
          <table:table-cell office:value="58" office:value-type="float"/>
          <table:table-cell office:value="30" office:value-type="float"/>
          <table:table-cell office:value="76" office:value-type="float"/>
          <table:table-cell office:value="40" office:value-type="float"/>
          <table:table-cell office:value="0" office:value-type="float"/>
        </table:table-row>
        <table:table-row>
          <table:table-cell office:value-type="string">
            <text:p>STR_SECTOID_COMMANDER</text:p>
          </table:table-cell>
          <table:table-cell office:value="50" office:value-type="float"/>
          <table:table-cell office:value="8" office:value-type="float"/>
          <table:table-cell office:value="0" office:value-type="float"/>
          <table:table-cell office:value="54" office:value-type="float"/>
          <table:table-cell office:value="30" office:value-type="float"/>
          <table:table-cell office:value="90" office:value-type="float"/>
          <table:table-cell office:value="80" office:value-type="float"/>
          <table:table-cell office:value="63" office:value-type="float"/>
          <table:table-cell office:value="52" office:value-type="float"/>
          <table:table-cell office:value="58" office:value-type="float"/>
          <table:table-cell office:value="30" office:value-type="float"/>
          <table:table-cell office:value="76" office:value-type="float"/>
          <table:table-cell office:value="90" office:value-type="float"/>
          <table:table-cell office:value="30" office:value-type="float"/>
        </table:table-row>
        <table:table-row>
          <table:table-cell office:value-type="string">
            <text:p>STR_THIN_MAN</text:p>
          </table:table-cell>
          <table:table-cell office:value="10" office:value-type="float"/>
          <table:table-cell office:value="4" office:value-type="float"/>
          <table:table-cell office:value="1" office:value-type="float"/>
          <table:table-cell office:value="80" office:value-type="float"/>
          <table:table-cell office:value="40" office:value-type="float"/>
          <table:table-cell office:value="110" office:value-type="float"/>
          <table:table-cell office:value="100" office:value-type="float"/>
          <table:table-cell office:value="80" office:value-type="float"/>
          <table:table-cell office:value="60" office:value-type="float"/>
          <table:table-cell office:value="70" office:value-type="float"/>
          <table:table-cell office:value="34" office:value-type="float"/>
          <table:table-cell office:value="80" office:value-type="float"/>
          <table:table-cell office:value="50" office:value-type="float"/>
          <table:table-cell office:value="0" office:value-type="float"/>
        </table:table-row>
        <table:table-row>
          <table:table-cell office:value-type="string">
            <text:p>STR_FLOATER</text:p>
          </table:table-cell>
          <table:table-cell office:value="12" office:value-type="float"/>
          <table:table-cell office:value="4" office:value-type="float"/>
          <table:table-cell office:value="2" office:value-type="float"/>
          <table:table-cell office:value="50" office:value-type="float"/>
          <table:table-cell office:value="60" office:value-type="float"/>
          <table:table-cell office:value="90" office:value-type="float"/>
          <table:table-cell office:value="80" office:value-type="float"/>
          <table:table-cell office:value="50" office:value-type="float"/>
          <table:table-cell office:value="50" office:value-type="float"/>
          <table:table-cell office:value="58" office:value-type="float"/>
          <table:table-cell office:value="40" office:value-type="float"/>
          <table:table-cell office:value="70" office:value-type="float"/>
          <table:table-cell office:value="35" office:value-type="float"/>
          <table:table-cell office:value="0" office:value-type="float"/>
        </table:table-row>
        <table:table-row>
          <table:table-cell office:value-type="string">
            <text:p>STR_CHRYSSALID</text:p>
          </table:table-cell>
          <table:table-cell office:value="25" office:value-type="float"/>
          <table:table-cell office:value="4" office:value-type="float"/>
          <table:table-cell office:value="1" office:value-type="float"/>
          <table:table-cell office:value="80" office:value-type="float"/>
          <table:table-cell office:value="80" office:value-type="float"/>
          <table:table-cell office:value="100" office:value-type="float"/>
          <table:table-cell office:value="100" office:value-type="float"/>
          <table:table-cell office:value="70" office:value-type="float"/>
          <table:table-cell office:value="0" office:value-type="float"/>
          <table:table-cell office:value="0" office:value-type="float"/>
          <table:table-cell office:value="50" office:value-type="float"/>
          <table:table-cell office:value="80" office:value-type="float"/>
          <table:table-cell office:value="50" office:value-type="float"/>
          <table:table-cell office:value="0" office:value-type="float"/>
        </table:table-row>
        <table:table-row>
          <table:table-cell office:value-type="string">
            <text:p>STR_SNAKEMAN</text:p>
          </table:table-cell>
          <table:table-cell office:value="15" office:value-type="float"/>
          <table:table-cell office:value="2" office:value-type="float"/>
          <table:table-cell office:value="2" office:value-type="float"/>
          <table:table-cell office:value="40" office:value-type="float"/>
          <table:table-cell office:value="65" office:value-type="float"/>
          <table:table-cell office:value="80" office:value-type="float"/>
          <table:table-cell office:value="80" office:value-type="float"/>
          <table:table-cell office:value="45" office:value-type="float"/>
          <table:table-cell office:value="58" office:value-type="float"/>
          <table:table-cell office:value="65" office:value-type="float"/>
          <table:table-cell office:value="47" office:value-type="float"/>
          <table:table-cell office:value="76" office:value-type="float"/>
          <table:table-cell office:value="40" office:value-type="float"/>
          <table:table-cell office:value="0" office:value-type="float"/>
        </table:table-row>
        <table:table-row>
          <table:table-cell office:value-type="string">
            <text:p>STR_CYBERDISC</text:p>
          </table:table-cell>
          <table:table-cell office:value="20" office:value-type="float"/>
          <table:table-cell office:value="5" office:value-type="float"/>
          <table:table-cell office:value="1" office:value-type="float"/>
          <table:table-cell office:value="62" office:value-type="float"/>
          <table:table-cell office:value="160" office:value-type="float"/>
          <table:table-cell office:value="90" office:value-type="float"/>
          <table:table-cell office:value="110" office:value-type="float"/>
          <table:table-cell office:value="64" office:value-type="float"/>
          <table:table-cell office:value="60" office:value-type="float"/>
          <table:table-cell office:value="0" office:value-type="float"/>
          <table:table-cell office:value="90" office:value-type="float"/>
          <table:table-cell office:value="0" office:value-type="float"/>
          <table:table-cell office:value="100" office:value-type="float"/>
          <table:table-cell office:value="0" office:value-type="float"/>
        </table:table-row>
        <table:table-row>
          <table:table-cell office:value-type="string">
            <text:p>STR_MUTON</text:p>
          </table:table-cell>
          <table:table-cell office:value="20" office:value-type="float"/>
          <table:table-cell office:value="4" office:value-type="float"/>
          <table:table-cell office:value="2" office:value-type="float"/>
          <table:table-cell office:value="56" office:value-type="float"/>
          <table:table-cell office:value="125" office:value-type="float"/>
          <table:table-cell office:value="90" office:value-type="float"/>
          <table:table-cell office:value="80" office:value-type="float"/>
          <table:table-cell office:value="60" office:value-type="float"/>
          <table:table-cell office:value="54" office:value-type="float"/>
          <table:table-cell office:value="62" office:value-type="float"/>
          <table:table-cell office:value="70" office:value-type="float"/>
          <table:table-cell office:value="76" office:value-type="float"/>
          <table:table-cell office:value="25" office:value-type="float"/>
          <table:table-cell office:value="0" office:value-type="float"/>
        </table:table-row>
        <table:table-row>
          <table:table-cell office:value-type="string">
            <text:p>STR_MUTON_BERSERKER</text:p>
          </table:table-cell>
          <table:table-cell office:value="25" office:value-type="float"/>
          <table:table-cell office:value="1" office:value-type="float"/>
          <table:table-cell office:value="8" office:value-type="float"/>
          <table:table-cell office:value="80" office:value-type="float"/>
          <table:table-cell office:value="180" office:value-type="float"/>
          <table:table-cell office:value="120" office:value-type="float"/>
          <table:table-cell office:value="255" office:value-type="float"/>
          <table:table-cell office:value="80" office:value-type="float"/>
          <table:table-cell office:value="5" office:value-type="float"/>
          <table:table-cell office:value="5" office:value-type="float"/>
          <table:table-cell office:value="95" office:value-type="float"/>
          <table:table-cell office:value="85" office:value-type="float"/>
          <table:table-cell office:value="60" office:value-type="float"/>
          <table:table-cell office:value="0" office:value-type="float"/>
        </table:table-row>
        <table:table-row>
          <table:table-cell office:value-type="string">
            <text:p>STR_MUTON_ELITE</text:p>
          </table:table-cell>
          <table:table-cell office:value="19" office:value-type="float"/>
          <table:table-cell office:value="6" office:value-type="float"/>
          <table:table-cell office:value="2" office:value-type="float"/>
          <table:table-cell office:value="60" office:value-type="float"/>
          <table:table-cell office:value="140" office:value-type="float"/>
          <table:table-cell office:value="120" office:value-type="float"/>
          <table:table-cell office:value="95" office:value-type="float"/>
          <table:table-cell office:value="85" office:value-type="float"/>
          <table:table-cell office:value="75" office:value-type="float"/>
          <table:table-cell office:value="75" office:value-type="float"/>
          <table:table-cell office:value="85" office:value-type="float"/>
          <table:table-cell office:value="95" office:value-type="float"/>
          <table:table-cell office:value="80" office:value-type="float"/>
          <table:table-cell office:value="0" office:value-type="float"/>
        </table:table-row>
        <table:table-row>
          <table:table-cell office:value-type="string">
            <text:p>STR_ANDROMEDON</text:p>
          </table:table-cell>
          <table:table-cell office:value="50" office:value-type="float"/>
          <table:table-cell office:value="10" office:value-type="float"/>
          <table:table-cell office:value="8" office:value-type="float"/>
          <table:table-cell office:value="50" office:value-type="float"/>
          <table:table-cell office:value="150" office:value-type="float"/>
          <table:table-cell office:value="110" office:value-type="float"/>
          <table:table-cell office:value="110" office:value-type="float"/>
          <table:table-cell office:value="40" office:value-type="float"/>
          <table:table-cell office:value="65" office:value-type="float"/>
          <table:table-cell office:value="0" office:value-type="float"/>
          <table:table-cell office:value="84" office:value-type="float"/>
          <table:table-cell office:value="80" office:value-type="float"/>
          <table:table-cell office:value="80" office:value-type="float"/>
          <table:table-cell office:value="0" office:value-type="float"/>
        </table:table-row>
        <table:table-row>
          <table:table-cell office:value-type="string">
            <text:p>STR_ANDROMEDON_SHELL</text:p>
          </table:table-cell>
          <table:table-cell office:value="25" office:value-type="float"/>
          <table:table-cell office:value="5" office:value-type="float"/>
          <table:table-cell office:value="4" office:value-type="float"/>
          <table:table-cell office:value="30" office:value-type="float"/>
          <table:table-cell office:value="150" office:value-type="float"/>
          <table:table-cell office:value="60" office:value-type="float"/>
          <table:table-cell office:value="55" office:value-type="float"/>
          <table:table-cell office:value="20" office:value-type="float"/>
          <table:table-cell office:value="0" office:value-type="float"/>
          <table:table-cell office:value="0" office:value-type="float"/>
          <table:table-cell office:value="65" office:value-type="float"/>
          <table:table-cell office:value="60" office:value-type="float"/>
          <table:table-cell office:value="80" office:value-type="float"/>
          <table:table-cell office:value="0" office:value-type="float"/>
        </table:table-row>
        <table:table-row>
          <table:table-cell office:value-type="string">
            <text:p>STR_ETHEREAL</text:p>
          </table:table-cell>
          <table:table-cell office:value="60" office:value-type="float"/>
          <table:table-cell office:value="6" office:value-type="float"/>
          <table:table-cell office:value="1" office:value-type="float"/>
          <table:table-cell office:value="50" office:value-type="float"/>
          <table:table-cell office:value="55" office:value-type="float"/>
          <table:table-cell office:value="96" office:value-type="float"/>
          <table:table-cell office:value="80" office:value-type="float"/>
          <table:table-cell office:value="75" office:value-type="float"/>
          <table:table-cell office:value="74" office:value-type="float"/>
          <table:table-cell office:value="80" office:value-type="float"/>
          <table:table-cell office:value="48" office:value-type="float"/>
          <table:table-cell office:value="85" office:value-type="float"/>
          <table:table-cell office:value="50" office:value-type="float"/>
          <table:table-cell office:value="40" office:value-type="float"/>
        </table:table-row>
        <table:table-row>
          <table:table-cell office:value-type="string">
            <text:p>STR_ETHEREAL_LEADER</text:p>
          </table:table-cell>
          <table:table-cell office:value="100" office:value-type="float"/>
          <table:table-cell office:value="7" office:value-type="float"/>
          <table:table-cell office:value="1" office:value-type="float"/>
          <table:table-cell office:value="50" office:value-type="float"/>
          <table:table-cell office:value="55" office:value-type="float"/>
          <table:table-cell office:value="96" office:value-type="float"/>
          <table:table-cell office:value="80" office:value-type="float"/>
          <table:table-cell office:value="75" office:value-type="float"/>
          <table:table-cell office:value="74" office:value-type="float"/>
          <table:table-cell office:value="80" office:value-type="float"/>
          <table:table-cell office:value="48" office:value-type="float"/>
          <table:table-cell office:value="85" office:value-type="float"/>
          <table:table-cell office:value="60" office:value-type="float"/>
          <table:table-cell office:value="50" office:value-type="float"/>
        </table:table-row>
        <table:table-row>
          <table:table-cell office:value-type="string">
            <text:p>STR_OUTSIDER</text:p>
          </table:table-cell>
          <table:table-cell office:value="25" office:value-type="float"/>
          <table:table-cell office:value="6" office:value-type="float"/>
          <table:table-cell office:value="1" office:value-type="float"/>
          <table:table-cell office:value="48" office:value-type="float"/>
          <table:table-cell office:value="35" office:value-type="float"/>
          <table:table-cell office:value="150" office:value-type="float"/>
          <table:table-cell office:value="70" office:value-type="float"/>
          <table:table-cell office:value="60" office:value-type="float"/>
          <table:table-cell office:value="65" office:value-type="float"/>
          <table:table-cell office:value="50" office:value-type="float"/>
          <table:table-cell office:value="70" office:value-type="float"/>
          <table:table-cell office:value="60" office:value-type="float"/>
          <table:table-cell office:value="30" office:value-type="float"/>
          <table:table-cell office:value="0" office:value-type="float"/>
        </table:table-row>
        <table:table-row>
          <table:table-cell office:value-type="string">
            <text:p>STR_DRONE</text:p>
          </table:table-cell>
          <table:table-cell office:value="16" office:value-type="float"/>
          <table:table-cell office:value="3" office:value-type="float"/>
          <table:table-cell office:value="1" office:value-type="float"/>
          <table:table-cell office:value="48" office:value-type="float"/>
          <table:table-cell office:value="35" office:value-type="float"/>
          <table:table-cell office:value="110" office:value-type="float"/>
          <table:table-cell office:value="110" office:value-type="float"/>
          <table:table-cell office:value="30" office:value-type="float"/>
          <table:table-cell office:value="70" office:value-type="float"/>
          <table:table-cell office:value="90" office:value-type="float"/>
          <table:table-cell office:value="50" office:value-type="float"/>
          <table:table-cell office:value="50" office:value-type="float"/>
          <table:table-cell office:value="120" office:value-type="float"/>
          <table:table-cell office:value="0" office:value-type="float"/>
        </table:table-row>
        <table:table-row>
          <table:table-cell office:value-type="string">
            <text:p>STR_SECTOPOD</text:p>
          </table:table-cell>
          <table:table-cell office:value="30" office:value-type="float"/>
          <table:table-cell office:value="4" office:value-type="float"/>
          <table:table-cell office:value="1" office:value-type="float"/>
          <table:table-cell office:value="55" office:value-type="float"/>
          <table:table-cell office:value="280" office:value-type="float"/>
          <table:table-cell office:value="90" office:value-type="float"/>
          <table:table-cell office:value="110" office:value-type="float"/>
          <table:table-cell office:value="64" office:value-type="float"/>
          <table:table-cell office:value="60" office:value-type="float"/>
          <table:table-cell office:value="0" office:value-type="float"/>
          <table:table-cell office:value="90" office:value-type="float"/>
          <table:table-cell office:value="80" office:value-type="float"/>
          <table:table-cell office:value="100" office:value-type="float"/>
          <table:table-cell office:value="0" office:value-type="float"/>
        </table:table-row>
        <table:table-row>
          <table:table-cell office:value-type="string">
            <text:p>STR_ZOMBIE</text:p>
          </table:table-cell>
          <table:table-cell office:value="18" office:value-type="float"/>
          <table:table-cell office:value="3" office:value-type="float"/>
          <table:table-cell office:value="2" office:value-type="float"/>
          <table:table-cell office:value="32" office:value-type="float"/>
          <table:table-cell office:value="100" office:value-type="float"/>
          <table:table-cell office:value="110" office:value-type="float"/>
          <table:table-cell office:value="110" office:value-type="float"/>
          <table:table-cell office:value="40" office:value-type="float"/>
          <table:table-cell office:value="0" office:value-type="float"/>
          <table:table-cell office:value="0" office:value-type="float"/>
          <table:table-cell office:value="65" office:value-type="float"/>
          <table:table-cell office:value="80" office:value-type="float"/>
          <table:table-cell office:value="40" office:value-type="float"/>
          <table:table-cell office:value="0" office:value-type="float"/>
        </table:table-row>
      </table:table>
      <table:table table:name="CSV_Items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ype</text:p>
          </table:table-cell>
          <table:table-cell office:value-type="string">
            <text:p>power</text:p>
          </table:table-cell>
          <table:table-cell office:value-type="string">
            <text:p>costBuy</text:p>
          </table:table-cell>
          <table:table-cell office:value-type="string">
            <text:p>costSell</text:p>
          </table:table-cell>
          <table:table-cell office:value-type="string">
            <text:p>tags.CRIT_CHANCE</text:p>
          </table:table-cell>
          <table:table-cell office:value-type="string">
            <text:p>tags.CRIT_DAMAGE</text:p>
          </table:table-cell>
          <table:table-cell office:value-type="string">
            <text:p>tags.RUPTURE_DAMAGE</text:p>
          </table:table-cell>
          <table:table-cell office:value-type="string">
            <text:p>tags.SHREDDER_DAMAGE</text:p>
          </table:table-cell>
        </table:table-row>
        <table:table-row>
          <table:table-cell office:value-type="string">
            <text:p>STR_ALIEN_ALLO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8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ELERIUM_1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UFO_NAVIG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UFO_POWER_SOUR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TUN_ROD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WORD</text:p>
          </table:table-cell>
          <table:table-cell office:value="40" office:value-type="float"/>
          <table:table-cell office:value="2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>STR_PISTOL</text:p>
          </table:table-cell>
          <table:table-cell office:value-type="string">
            <text:p/>
          </table:table-cell>
          <table:table-cell office:value="2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>STR_PISTOL_CLIP</text:p>
          </table:table-cell>
          <table:table-cell office:value="30" office:value-type="float"/>
          <table:table-cell office:value="2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RIFLE</text:p>
          </table:table-cell>
          <table:table-cell office:value-type="string">
            <text:p/>
          </table:table-cell>
          <table:table-cell office:value="25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</table:table-row>
        <table:table-row>
          <table:table-cell office:value-type="string">
            <text:p>STR_RIFLE_CLIP</text:p>
          </table:table-cell>
          <table:table-cell office:value="13" office:value-type="float"/>
          <table:table-cell office:value="25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HOTGUN</text:p>
          </table:table-cell>
          <table:table-cell office:value-type="string">
            <text:p/>
          </table:table-cell>
          <table:table-cell office:value="560" office:value-type="float"/>
          <table:table-cell office:value="0" office:value-type="float"/>
          <table:table-cell office:value="20" office:value-type="float"/>
          <table:table-cell office:value-type="string">
            <text:p/>
          </table:table-cell>
          <table:table-cell office:value="30" office:value-type="float"/>
          <table:table-cell office:value-type="string">
            <text:p/>
          </table:table-cell>
        </table:table-row>
        <table:table-row>
          <table:table-cell office:value-type="string">
            <text:p>STR_SHOTGUN_AMMO</text:p>
          </table:table-cell>
          <table:table-cell office:value="10" office:value-type="float"/>
          <table:table-cell office:value="5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NIPER_RIFLE</text:p>
          </table:table-cell>
          <table:table-cell office:value-type="string">
            <text:p/>
          </table:table-cell>
          <table:table-cell office:value="820" office:value-type="float"/>
          <table:table-cell office:value="0" office:value-type="float"/>
          <table:table-cell office:value="15" office:value-type="float"/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</table:table-row>
        <table:table-row>
          <table:table-cell office:value-type="string">
            <text:p>STR_SNIPER_RIFLE_CLIP</text:p>
          </table:table-cell>
          <table:table-cell office:value="50" office:value-type="float"/>
          <table:table-cell office:value="8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EAVY_CANNON</text:p>
          </table:table-cell>
          <table:table-cell office:value-type="string">
            <text:p/>
          </table:table-cell>
          <table:table-cell office:value="12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30" office:value-type="float"/>
          <table:table-cell office:value-type="string">
            <text:p/>
          </table:table-cell>
        </table:table-row>
        <table:table-row>
          <table:table-cell office:value-type="string">
            <text:p>STR_HEAVY_CANNON_CLIP</text:p>
          </table:table-cell>
          <table:table-cell office:value="10" office:value-type="float"/>
          <table:table-cell office:value="1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LASER_PISTOL</text:p>
          </table:table-cell>
          <table:table-cell office:value="20" office:value-type="float"/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LASER_RIFLE</text:p>
          </table:table-cell>
          <table:table-cell office:value="30" office:value-type="float"/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EAVY_LA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LASER_SWORD</text:p>
          </table:table-cell>
          <table:table-cell office:value="50" office:value-type="float"/>
          <table:table-cell office:value="10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</table:table-row>
        <table:table-row>
          <table:table-cell office:value-type="string">
            <text:p>STR_XCOM_LASER_PISTOL</text:p>
          </table:table-cell>
          <table:table-cell office:value="40" office:value-type="float"/>
          <table:table-cell office:value="0" office:value-type="float"/>
          <table:table-cell office:value="0" office:value-type="float"/>
          <table:table-cell office:value="10" office:value-type="float"/>
          <table:table-cell office:value-type="string">
            <text:p/>
          </table:table-cell>
          <table:table-cell office:value="5" office:value-type="float"/>
          <table:table-cell office:value-type="string">
            <text:p/>
          </table:table-cell>
        </table:table-row>
        <table:table-row>
          <table:table-cell office:value-type="string">
            <text:p>STR_XCOM_LASER_RIFLE</text:p>
          </table:table-cell>
          <table:table-cell office:value="20" office:value-type="float"/>
          <table:table-cell office:value="0" office:value-type="float"/>
          <table:table-cell office:value="0" office:value-type="float"/>
          <table:table-cell office:value="10" office:value-type="float"/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>STR_LASER_SHOTGUN</text:p>
          </table:table-cell>
          <table:table-cell office:value="14" office:value-type="float"/>
          <table:table-cell office:value="0" office:value-type="float"/>
          <table:table-cell office:value="0" office:value-type="float"/>
          <table:table-cell office:value="20" office:value-type="float"/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>STR_LASER_SNIPER_RIFLE</text:p>
          </table:table-cell>
          <table:table-cell office:value="70" office:value-type="float"/>
          <table:table-cell office:value="0" office:value-type="float"/>
          <table:table-cell office:value="0" office:value-type="float"/>
          <table:table-cell office:value="15" office:value-type="float"/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</table:table-row>
        <table:table-row>
          <table:table-cell office:value-type="string">
            <text:p>STR_XCOM_HEAVY_LASER</text:p>
          </table:table-cell>
          <table:table-cell office:value="14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5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SWORD</text:p>
          </table:table-cell>
          <table:table-cell office:value="60" office:value-type="float"/>
          <table:table-cell office:value="40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>STR_PLASMA_PISTOL</text:p>
          </table:table-cell>
          <table:table-cell office:value="5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PISTOL_CLIP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RIFLE</text:p>
          </table:table-cell>
          <table:table-cell office:value="65" office:value-type="float"/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RIFLE_CLI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EAVY_PLASMA</text:p>
          </table:table-cell>
          <table:table-cell office:value="10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EAVY_PLASMA_CLIP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XCOM_PLASMA_PISTOL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</table:table-row>
        <table:table-row>
          <table:table-cell office:value-type="string">
            <text:p>STR_XCOM_PLASMA_PISTOL_CLIP</text:p>
          </table:table-cell>
          <table:table-cell office:value="5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XCOM_PLASMA_RIFLE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</table:table-row>
        <table:table-row>
          <table:table-cell office:value-type="string">
            <text:p>STR_XCOM_PLASMA_RIFLE_CLIP</text:p>
          </table:table-cell>
          <table:table-cell office:value="27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SHOTGUN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20" office:value-type="float"/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>STR_PLASMA_SHOTGUN_AMMO</text:p>
          </table:table-cell>
          <table:table-cell office:value="18" office:value-type="float"/>
          <table:table-cell office:value="0" office:value-type="float"/>
          <table:table-cell office:value="0" office:value-type="float"/>
          <table:table-cell office:value="2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SNIPER_RIFLE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="15" office:value-type="float"/>
          <table:table-cell office:value-type="string">
            <text:p/>
          </table:table-cell>
          <table:table-cell office:value="15" office:value-type="float"/>
          <table:table-cell office:value-type="string">
            <text:p/>
          </table:table-cell>
        </table:table-row>
        <table:table-row>
          <table:table-cell office:value-type="string">
            <text:p>STR_PLASMA_SNIPER_RIFLE_CLIP</text:p>
          </table:table-cell>
          <table:table-cell office:value="9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>STR_XCOM_HEAVY_PLASMA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5" office:value-type="float"/>
          <table:table-cell office:value-type="string">
            <text:p/>
          </table:table-cell>
        </table:table-row>
        <table:table-row>
          <table:table-cell office:value-type="string">
            <text:p>STR_XCOM_HEAVY_PLASMA_CLIP</text:p>
          </table:table-cell>
          <table:table-cell office:value="18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EDI_KIT</text:p>
          </table:table-cell>
          <table:table-cell office:value-type="string">
            <text:p/>
          </table:table-cell>
          <table:table-cell office:value="0" office:value-type="float"/>
          <table:table-cell office:value="6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NANO_MEDI_KIT</text:p>
          </table:table-cell>
          <table:table-cell office:value-type="string">
            <text:p/>
          </table:table-cell>
          <table:table-cell office:value="0" office:value-type="float"/>
          <table:table-cell office:value="1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GAS_GRENADE</text:p>
          </table:table-cell>
          <table:table-cell office:value="40" office:value-type="float"/>
          <table:table-cell office:value="0" office:value-type="float"/>
          <table:table-cell office:value="1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GRENADE</text:p>
          </table:table-cell>
          <table:table-cell office:value="30" office:value-type="float"/>
          <table:table-cell office:value="100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ELECTRO_FLARE</text:p>
          </table:table-cell>
          <table:table-cell office:value-type="string">
            <text:p/>
          </table:table-cell>
          <table:table-cell office:value="300" office:value-type="float"/>
          <table:table-cell office:value="23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ROXIMITY_GRENADE</text:p>
          </table:table-cell>
          <table:table-cell office:value="40" office:value-type="float"/>
          <table:table-cell office:value="850" office:value-type="float"/>
          <table:table-cell office:value="7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ACID_GRENADE</text:p>
          </table:table-cell>
          <table:table-cell office:value="40" office:value-type="float"/>
          <table:table-cell office:value="0" office:value-type="float"/>
          <table:table-cell office:value="1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EMP_GRENADE</text:p>
          </table:table-cell>
          <table:table-cell office:value="40" office:value-type="float"/>
          <table:table-cell office:value="0" office:value-type="float"/>
          <table:table-cell office:value="1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FLASHBANG_GRENADE</text:p>
          </table:table-cell>
          <table:table-cell office:value="40" office:value-type="float"/>
          <table:table-cell office:value="0" office:value-type="float"/>
          <table:table-cell office:value="1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FREEZE_GRENADE</text:p>
          </table:table-cell>
          <table:table-cell office:value="40" office:value-type="float"/>
          <table:table-cell office:value="0" office:value-type="float"/>
          <table:table-cell office:value="1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ALIEN_GRENADE</text:p>
          </table:table-cell>
          <table:table-cell office:value="50" office:value-type="float"/>
          <table:table-cell office:value="0" office:value-type="float"/>
          <table:table-cell office:value="13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AZMAT_VEST</text:p>
          </table:table-cell>
          <table:table-cell office:value-type="string">
            <text:p/>
          </table:table-cell>
          <table:table-cell office:value="0" office:value-type="float"/>
          <table:table-cell office:value="1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ELLWEAVE</text:p>
          </table:table-cell>
          <table:table-cell office:value-type="string">
            <text:p/>
          </table:table-cell>
          <table:table-cell office:value="0" office:value-type="float"/>
          <table:table-cell office:value="1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TASIS_VEST</text:p>
          </table:table-cell>
          <table:table-cell office:value-type="string">
            <text:p/>
          </table:table-cell>
          <table:table-cell office:value="0" office:value-type="float"/>
          <table:table-cell office:value="1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TED_VEST</text:p>
          </table:table-cell>
          <table:table-cell office:value-type="string">
            <text:p/>
          </table:table-cell>
          <table:table-cell office:value="0" office:value-type="float"/>
          <table:table-cell office:value="1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NANOSCALE_VEST</text:p>
          </table:table-cell>
          <table:table-cell office:value-type="string">
            <text:p/>
          </table:table-cell>
          <table:table-cell office:value="0" office:value-type="float"/>
          <table:table-cell office:value="1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COPE</text:p>
          </table:table-cell>
          <table:table-cell office:value-type="string">
            <text:p/>
          </table:table-cell>
          <table:table-cell office:value="0" office:value-type="float"/>
          <table:table-cell office:value="1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SI_AMP</text:p>
          </table:table-cell>
          <table:table-cell office:value="100" office:value-type="float"/>
          <table:table-cell office:value="3500" office:value-type="float"/>
          <table:table-cell office:value="198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ALIEN_PSI_AMP</text:p>
          </table:table-cell>
          <table:table-cell office:value="100" office:value-type="float"/>
          <table:table-cell office:value="0" office:value-type="float"/>
          <table:table-cell office:value="11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IND_PROBE</text:p>
          </table:table-cell>
          <table:table-cell office:value-type="string">
            <text:p/>
          </table:table-cell>
          <table:table-cell office:value="5000" office:value-type="float"/>
          <table:table-cell office:value="4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OTION_SCANNER</text:p>
          </table:table-cell>
          <table:table-cell office:value-type="string">
            <text:p/>
          </table:table-cell>
          <table:table-cell office:value="100" office:value-type="float"/>
          <table:table-cell office:value="7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ERSONAL_MIND_SHIELD</text:p>
          </table:table-cell>
          <table:table-cell office:value-type="string">
            <text:p/>
          </table:table-cell>
          <table:table-cell office:value="8500" office:value-type="float"/>
          <table:table-cell office:value="75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IMIC_BEACON</text:p>
          </table:table-cell>
          <table:table-cell office:value-type="string">
            <text:p/>
          </table:table-cell>
          <table:table-cell office:value="0" office:value-type="float"/>
          <table:table-cell office:value="11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MOKE_GRENADE</text:p>
          </table:table-cell>
          <table:table-cell office:value-type="string">
            <text:p/>
          </table:table-cell>
          <table:table-cell office:value="800" office:value-type="float"/>
          <table:table-cell office:value="6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BLUESCREEN_ROUNDS</text:p>
          </table:table-cell>
          <table:table-cell office:value-type="string">
            <text:p/>
          </table:table-cell>
          <table:table-cell office:value="0" office:value-type="float"/>
          <table:table-cell office:value="8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ERSONAL_ARMOR</text:p>
          </table:table-cell>
          <table:table-cell office:value-type="string">
            <text:p/>
          </table:table-cell>
          <table:table-cell office:value="250" office:value-type="float"/>
          <table:table-cell office:value="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REDATOR_ARMOR</text:p>
          </table:table-cell>
          <table:table-cell office:value-type="string">
            <text:p/>
          </table:table-cell>
          <table:table-cell office:value="2500" office:value-type="float"/>
          <table:table-cell office:value="2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KY_STRIKE_ARMOR</text:p>
          </table:table-cell>
          <table:table-cell office:value-type="string">
            <text:p/>
          </table:table-cell>
          <table:table-cell office:value="8000" office:value-type="float"/>
          <table:table-cell office:value="75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WARDEN_ARMOR</text:p>
          </table:table-cell>
          <table:table-cell office:value-type="string">
            <text:p/>
          </table:table-cell>
          <table:table-cell office:value="7500" office:value-type="float"/>
          <table:table-cell office:value="62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SI_ARMOR</text:p>
          </table:table-cell>
          <table:table-cell office:value-type="string">
            <text:p/>
          </table:table-cell>
          <table:table-cell office:value="8000" office:value-type="float"/>
          <table:table-cell office:value="75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CANNON</text:p>
          </table:table-cell>
          <table:table-cell office:value-type="string">
            <text:p/>
          </table:table-cell>
          <table:table-cell office:value="550" office:value-type="float"/>
          <table:table-cell office:value="2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CANNON_ROUNDS_X50</text:p>
          </table:table-cell>
          <table:table-cell office:value-type="string">
            <text:p/>
          </table:table-cell>
          <table:table-cell office:value="30" office:value-type="float"/>
          <table:table-cell office:value="1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TINGRAY_LAUNCHER</text:p>
          </table:table-cell>
          <table:table-cell office:value-type="string">
            <text:p/>
          </table:table-cell>
          <table:table-cell office:value="600" office:value-type="float"/>
          <table:table-cell office:value="3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TINGRAY_MISSILES</text:p>
          </table:table-cell>
          <table:table-cell office:value-type="string">
            <text:p/>
          </table:table-cell>
          <table:table-cell office:value="50" office:value-type="float"/>
          <table:table-cell office:value="25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AVALANCHE_LAUNCHER</text:p>
          </table:table-cell>
          <table:table-cell office:value-type="string">
            <text:p/>
          </table:table-cell>
          <table:table-cell office:value="800" office:value-type="float"/>
          <table:table-cell office:value="4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AVALANCHE_MISSILES</text:p>
          </table:table-cell>
          <table:table-cell office:value-type="string">
            <text:p/>
          </table:table-cell>
          <table:table-cell office:value="100" office:value-type="float"/>
          <table:table-cell office:value="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LASER_CAN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FUSION_BAL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FUSION_BALL_LAUNCH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LASMA_BE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GREMLIN</text:p>
          </table:table-cell>
          <table:table-cell office:value="10" office:value-type="float"/>
          <table:table-cell office:value="10000" office:value-type="float"/>
          <table:table-cell office:value="88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GREMLIN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ECTOID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7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THIN_M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THIN_MAN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7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UTON_BERSERK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UTON_BERSERKER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UTON_ELI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MUTON_ELITE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6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ANDROMEDON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DRONE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6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OUTSID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OUTSIDER_CORP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00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KULLJACK</text:p>
          </table:table-cell>
          <table:table-cell office:value="20" office:value-type="float"/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ETHEREAL_DEVICE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HYPERWAVE_BEACON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OUTSIDER_SHARD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SKELETON_KEY</text:p>
          </table:table-cell>
          <table:table-cell office:value-type="string">
            <text:p/>
          </table:table-cell>
          <table:table-cell office:value="0" office:value-type="float"/>
          <table:table-cell office:value="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XCOM_ARCHIVES_FOLDER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XCOM_ARCHIVES_FOLDER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XCOM_ARCHIVES_FOLDER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XCOM_ARCHIVES_FOLDER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Items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te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edi-Kit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Hellweave</text:p>
          </table:table-cell>
          <table:table-cell office:value-type="string">
            <text:p>Berserker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renade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nd Probe</text:p>
          </table:table-cell>
          <table:table-cell office:value-type="string">
            <text:p>Salvag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Skulljack</text:p>
          </table:table-cell>
          <table:table-cell office:value-type="string">
            <text:p>Sectoid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S.C.O.P.E.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si Amp</text:p>
          </table:table-cell>
          <table:table-cell office:value-type="string">
            <text:p>Psi La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do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word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istol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ifle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hotgun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niper Rifle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eavy Cannon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vlar Armor</text:p>
          </table:table-cell>
          <table:table-cell office:value-type="string">
            <text:p>Buy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 office:value-type="string">
            <text:p/>
          </table:table-cell>
          <table:table-cell office:value-type="string">
            <text:p>Dra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heet2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amage Calcul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>
          <table:table-cell office:value-type="string">
            <text:p/>
          </table:table-cell>
          <table:table-cell office:value="20" office:value-type="float"/>
          <table:table-cell office:value-type="string">
            <text:p/>
          </table:table-cell>
          <table:table-cell office:value="90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50" office:value-type="float"/>
          <table:table-cell office:value="0" office:value-type="float"/>
          <table:table-cell office:value="1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 Dmg.</text:p>
          </table:table-cell>
          <table:table-cell office:value="72" office:value-type="float"/>
          <table:table-cell office:value="72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 Dmg.</text:p>
          </table:table-cell>
          <table:table-cell office:value="108" office:value-type="float"/>
          <table:table-cell office:value="108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vg. Dmg.</text:p>
          </table:table-cell>
          <table:table-cell office:value="90" office:value-type="float"/>
          <table:table-cell office:value="90" office:value-type="float"/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 Shots to kill</text:p>
          </table:table-cell>
          <table:table-cell office:value="0.555555555555556" office:value-type="float"/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file:///Users/felix/Library/Application%20Support/OpenXcom/mods/Vigilo_Confido/csv_data/weaponTags.csv #Sheet1">
        <table:table-column/>
        <table:table-column/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R_PISTOL</text:p>
          </table:table-cell>
          <table:table-cell office:value-type="string">
            <text:p/>
          </table:table-cell>
        </table:table-row>
        <table:table-row>
          <table:table-cell office:value-type="string">
            <text:p>STR_RIFLE</text:p>
          </table:table-cell>
          <table:table-cell office:value-type="string">
            <text:p/>
          </table:table-cell>
        </table:table-row>
        <table:table-row>
          <table:table-cell office:value-type="string">
            <text:p>STR_SWORD</text:p>
          </table:table-cell>
          <table:table-cell office:value="0" office:value-type="float"/>
        </table:table-row>
        <table:table-row>
          <table:table-cell office:value-type="string">
            <text:p>STR_LASER_SWORD</text:p>
          </table:table-cell>
          <table:table-cell office:value="20" office:value-type="float"/>
        </table:table-row>
        <table:table-row>
          <table:table-cell office:value-type="string">
            <text:p>STR_PLASMA_SWORD</text:p>
          </table:table-cell>
          <table:table-cell office:value="15" office:value-type="float"/>
        </table:table-row>
        <table:table-row>
          <table:table-cell office:value-type="string">
            <text:p>STR_SHOTGUN</text:p>
          </table:table-cell>
          <table:table-cell office:value="20" office:value-type="float"/>
        </table:table-row>
        <table:table-row>
          <table:table-cell office:value-type="string">
            <text:p>STR_SNIPER_RIFLE</text:p>
          </table:table-cell>
          <table:table-cell office:value="4e-323" office:value-type="float"/>
        </table:table-row>
        <table:table-row>
          <table:table-cell office:value-type="string">
            <text:p>STR_HEAVY_CANNON</text:p>
          </table:table-cell>
          <table:table-cell office:value="0" office:value-type="float"/>
        </table:table-row>
        <table:table-row>
          <table:table-cell office:value-type="string">
            <text:p>STR_XCOM_LASER_PISTOL</text:p>
          </table:table-cell>
          <table:table-cell office:value="0" office:value-type="float"/>
        </table:table-row>
        <table:table-row>
          <table:table-cell office:value-type="string">
            <text:p>STR_XCOM_LASER_RIFLE</text:p>
          </table:table-cell>
          <table:table-cell office:value="0" office:value-type="float"/>
        </table:table-row>
        <table:table-row>
          <table:table-cell office:value-type="string">
            <text:p>STR_LASER_SHOTGUN</text:p>
          </table:table-cell>
          <table:table-cell office:value="20" office:value-type="float"/>
        </table:table-row>
        <table:table-row>
          <table:table-cell office:value-type="string">
            <text:p>STR_LASER_SNIPER_RIFLE</text:p>
          </table:table-cell>
          <table:table-cell office:value="15" office:value-type="float"/>
        </table:table-row>
        <table:table-row>
          <table:table-cell office:value-type="string">
            <text:p>STR_XCOM_HEAVY_LASER</text:p>
          </table:table-cell>
          <table:table-cell office:value="10" office:value-type="float"/>
        </table:table-row>
        <table:table-row>
          <table:table-cell office:value-type="string">
            <text:p>STR_XCOM_PLASMA_PISTOL</text:p>
          </table:table-cell>
          <table:table-cell office:value="10" office:value-type="float"/>
        </table:table-row>
        <table:table-row>
          <table:table-cell office:value-type="string">
            <text:p>STR_XCOM_PLASMA_RIFLE</text:p>
          </table:table-cell>
          <table:table-cell office:value="10" office:value-type="float"/>
        </table:table-row>
        <table:table-row>
          <table:table-cell office:value-type="string">
            <text:p>STR_PLASMA_SHOTGUN</text:p>
          </table:table-cell>
          <table:table-cell office:value="20" office:value-type="float"/>
        </table:table-row>
        <table:table-row>
          <table:table-cell office:value-type="string">
            <text:p>STR_PLASMA_SHOTGUN_AMMO</text:p>
          </table:table-cell>
          <table:table-cell office:value="15" office:value-type="float"/>
        </table:table-row>
        <table:table-row>
          <table:table-cell office:value-type="string">
            <text:p>STR_PLASMA_SNIPER_RIFLE</text:p>
          </table:table-cell>
          <table:table-cell office:value="20" office:value-type="float"/>
        </table:table-row>
        <table:table-row>
          <table:table-cell office:value-type="string">
            <text:p>STR_XCOM_HEAVY_PLASMA</text:p>
          </table:table-cell>
          <table:table-cell office:value-type="string">
            <text:p/>
          </table:table-cell>
        </table:table-row>
        <table:table-row>
          <table:table-cell office:value-type="string">
            <text:p>STR_HEAVY_ROCKET_SKILL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3-20T15:42:40.960035</meta:creation-date>
    <dc:date>2020-03-20T15:42:41.245515</dc:date>
    <meta:generator>http://pypi.python.org/pypi/ezodf/0.1.0$Python3.7.7 (default, Mar 10 2020, 15:43:03) 
[Clang 11.0.0 (clang-1100.0.33.17)]</meta:generator>
    <meta:document-statistic/>
    <meta:editing-cycles>1</meta:editing-cycles>
  </office:meta>
</office:document-meta>
</file>